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>
      <style:table-properties style:width="7.3028in" fo:margin-left="-0.1333in" table:align="left"/>
    </style:style>
    <style:style style:name="Table1.A" style:family="table-column">
      <style:table-column-properties style:column-width="0.0201in"/>
    </style:style>
    <style:style style:name="Table1.B" style:family="table-column">
      <style:table-column-properties style:column-width="0.9771in"/>
    </style:style>
    <style:style style:name="Table1.C" style:family="table-column">
      <style:table-column-properties style:column-width="1.6313in"/>
    </style:style>
    <style:style style:name="Table1.D" style:family="table-column">
      <style:table-column-properties style:column-width="2.1819in"/>
    </style:style>
    <style:style style:name="Table1.E" style:family="table-column">
      <style:table-column-properties style:column-width="2.4924in"/>
    </style:style>
    <style:style style:name="Table1.1" style:family="table-row">
      <style:table-row-properties style:min-row-height="0.5014in"/>
    </style:style>
    <style:style style:name="Table1.A1" style:family="table-cell">
      <style:table-cell-properties fo:padding-left="0.0799in" fo:padding-right="0.0799in" fo:padding-top="0in" fo:padding-bottom="0.0799in" fo:border="none" style:writing-mode="lr-tb"/>
    </style:style>
    <style:style style:name="Table1.A2" style:family="table-cell">
      <style:table-cell-properties fo:padding-left="0.0799in" fo:padding-right="0.0799in" fo:padding-top="0.0403in" fo:padding-bottom="0in" fo:border-left="none" fo:border-right="none" fo:border-top="none" fo:border-bottom="0.25pt solid #000000" style:writing-mode="lr-tb"/>
    </style:style>
    <style:style style:name="Table1.A3" style:family="table-cell">
      <style:table-cell-properties fo:padding-left="0.0799in" fo:padding-right="0.0799in" fo:padding-top="0.0403in" fo:padding-bottom="0.0403in" fo:border="none" style:writing-mode="lr-tb"/>
    </style:style>
    <style:style style:name="Table1.A5" style:family="table-cell">
      <style:table-cell-properties fo:padding-left="0.0799in" fo:padding-right="0.0799in" fo:padding-top="0.0403in" fo:padding-bottom="0in" fo:border="none" style:writing-mode="lr-tb"/>
    </style:style>
    <style:style style:name="Table1.B9" style:family="table-cell">
      <style:table-cell-properties style:vertical-align="middle" fo:padding-left="0.0799in" fo:padding-right="0.0799in" fo:padding-top="0.0403in" fo:padding-bottom="0in" fo:border="none" style:writing-mode="lr-tb"/>
    </style:style>
    <style:style style:name="P1" style:family="paragraph" style:parent-style-name="Footer">
      <style:paragraph-properties fo:text-align="start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style style:name="P2" style:family="paragraph" style:parent-style-name="List_20_Paragraph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4468641" fo:hyphenate="false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paragraph-rsid="014f93ab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paragraph-rsid="015293c2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officeooo:paragraph-rsid="061a5266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officeooo:paragraph-rsid="062f2a89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paragraph-rsid="07cf4837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rsid="014f93ab" officeooo:paragraph-rsid="014f93ab" style:font-name-asian="Kozuka Gothic Pr6N L" style:font-size-asian="8.5pt" style:font-weight-asian="bold" style:font-name-complex="Open Sans" style:font-size-complex="8.5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rsid="014f93ab" officeooo:paragraph-rsid="0616cb20" style:font-name-asian="Kozuka Gothic Pr6N L" style:font-size-asian="8.5pt" style:font-weight-asian="bold" style:font-name-complex="Open Sans" style:font-size-complex="8.5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rsid="042f93e8" officeooo:paragraph-rsid="042f93e8" style:font-name-asian="Kozuka Gothic Pr6N L" style:font-size-asian="8.5pt" style:font-weight-asian="bold" style:font-name-complex="Open Sans" style:font-size-complex="8.5pt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8.5pt" style:font-size-asian="8.5pt" style:font-size-complex="8.5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style:font-size-asian="10pt" style:font-size-complex="10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Liberation Sans Narrow" fo:font-size="10pt" officeooo:rsid="014d97a3" officeooo:paragraph-rsid="014d97a3" style:font-name-asian="Kozuka Gothic Pr6N L" style:font-size-asian="10pt" style:font-name-complex="Open Sans" style:font-size-complex="10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style:font-name-asian="Kozuka Gothic Pr6N L" style:font-size-asian="10pt" style:font-name-complex="Open Sans" style:font-size-complex="10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Liberation Sans Narrow" fo:font-size="10pt" style:font-name-asian="Kozuka Gothic Pr6N L" style:font-size-asian="10pt" style:font-name-complex="Open Sans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fo:font-weight="bold" style:font-name-asian="Kozuka Gothic Pr6N L" style:font-size-asian="10pt" style:font-weight-asian="bold" style:font-name-complex="Open Sans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fo:font-weight="bold" officeooo:paragraph-rsid="014f93ab" style:font-name-asian="Kozuka Gothic Pr6N L" style:font-size-asian="10pt" style:font-weight-asian="bold" style:font-name-complex="Open Sans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fo:font-weight="bold" officeooo:rsid="014f93ab" officeooo:paragraph-rsid="014f93ab" style:font-name-asian="Kozuka Gothic Pr6N L" style:font-size-asian="10pt" style:font-weight-asian="bold" style:font-name-complex="Open Sans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ans Narrow" fo:font-size="3pt" fo:font-weight="bold" officeooo:rsid="05769ce3" officeooo:paragraph-rsid="072b17cc" style:font-name-asian="Kozuka Gothic Pr6N L" style:font-size-asian="2.59999990463257pt" style:font-weight-asian="bold" style:font-name-complex="Open Sans" style:font-size-complex="3pt" style:font-weight-complex="bold"/>
    </style:style>
    <style:style style:name="P21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style:font-name="Liberation Sans Narrow" fo:font-size="10pt" fo:font-weight="bold" style:font-name-asian="Kozuka Gothic Pr6N L" style:font-size-asian="10pt" style:font-weight-asian="bold" style:font-name-complex="Open Sans" style:font-size-complex="10pt"/>
    </style:style>
    <style:style style:name="P22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officeooo:paragraph-rsid="05bdb9f0"/>
    </style:style>
    <style:style style:name="P23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officeooo:paragraph-rsid="05679be9"/>
    </style:style>
    <style:style style:name="P24" style:family="paragraph" style:parent-style-name="List_20_Paragraph">
      <loext:graphic-properties draw:fill="none"/>
      <style:paragraph-properties fo:margin-left="0in" fo:margin-right="0in" fo:margin-top="0in" fo:margin-bottom="0in" loext:contextual-spacing="false" fo:line-height="100%" fo:orphans="2" fo:widows="2" fo:hyphenation-ladder-count="no-limit" fo:text-indent="0in" style:auto-text-indent="false" fo:background-color="transparent">
        <style:tab-stops/>
      </style:paragraph-properties>
      <style:text-properties officeooo:paragraph-rsid="04468641" fo:hyphenate="false"/>
    </style:style>
    <style:style style:name="P25" style:family="paragraph" style:parent-style-name="Standard">
      <style:paragraph-properties fo:margin-top="0.0398in" fo:margin-bottom="0.0398in" loext:contextual-spacing="false" fo:line-height="100%" fo:text-align="center" style:justify-single-word="false"/>
      <style:text-properties style:font-name="Liberation Sans Narrow" fo:font-size="10pt" officeooo:rsid="05769ce3" officeooo:paragraph-rsid="072b17cc" style:font-size-asian="10pt" style:font-size-complex="10pt"/>
    </style:style>
    <style:style style:name="P26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79512b9" fo:hyphenate="false"/>
    </style:style>
    <style:style style:name="P27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15b902a" fo:hyphenate="false"/>
    </style:style>
    <style:style style:name="P28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38738b6" fo:hyphenate="false"/>
    </style:style>
    <style:style style:name="P29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2be3d04" fo:hyphenate="false"/>
    </style:style>
    <style:style style:name="P30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3342bf9" fo:hyphenate="false"/>
    </style:style>
    <style:style style:name="P31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717b818" fo:hyphenate="false"/>
    </style:style>
    <style:style style:name="P32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3150994" fo:hyphenate="false"/>
    </style:style>
    <style:style style:name="P33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4468641" fo:hyphenate="false"/>
    </style:style>
    <style:style style:name="P34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6f7a278" fo:hyphenate="false"/>
    </style:style>
    <style:style style:name="P35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6be73d2" fo:hyphenate="false"/>
    </style:style>
    <style:style style:name="P36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6de5493" fo:hyphenate="false"/>
    </style:style>
    <style:style style:name="P37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4163c90" fo:hyphenate="false"/>
    </style:style>
    <style:style style:name="P38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7f7d488" fo:hyphenate="false"/>
    </style:style>
    <style:style style:name="P39" style:family="paragraph" style:parent-style-name="List_20_Paragraph" style:list-style-name="L1">
      <style:paragraph-properties fo:margin-top="0in" fo:margin-bottom="0in" loext:contextual-spacing="false" fo:line-height="100%" style:vertical-align="auto"/>
    </style:style>
    <style:style style:name="P40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05d3c6d"/>
    </style:style>
    <style:style style:name="P41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5dc79c1"/>
    </style:style>
    <style:style style:name="P42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0ebebc1"/>
    </style:style>
    <style:style style:name="P43" style:family="paragraph" style:parent-style-name="Standard" style:master-page-name="MP0">
      <style:paragraph-properties fo:margin-top="0in" fo:margin-bottom="0in" loext:contextual-spacing="false" fo:line-height="100%" fo:text-align="center" style:justify-single-word="false" style:page-number="auto" fo:break-before="page"/>
      <style:text-properties style:font-name="Liberation Sans Narrow" fo:font-size="16pt" fo:font-weight="bold" officeooo:paragraph-rsid="05788254" style:font-name-asian="Kozuka Gothic Pr6N L" style:font-size-asian="16pt" style:font-weight-asian="bold" style:font-name-complex="Open Sans" style:font-size-complex="16pt" style:font-weight-complex="bold"/>
    </style:style>
    <style:style style:name="P44" style:family="paragraph" style:parent-style-name="Standard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Liberation Sans Narrow" fo:font-size="10pt" fo:font-weight="normal" officeooo:rsid="014f93ab" officeooo:paragraph-rsid="0616cb20" style:font-name-asian="Kozuka Gothic Pr6N L" style:font-size-asian="10pt" style:font-weight-asian="normal" style:font-name-complex="Open Sans" style:font-size-complex="10pt" fo:hyphenate="false"/>
    </style:style>
    <style:style style:name="P45" style:family="paragraph" style:parent-style-name="Standard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616cb20" fo:hyphenate="false"/>
    </style:style>
    <style:style style:name="T1" style:family="text">
      <style:text-properties officeooo:rsid="00b2334f"/>
    </style:style>
    <style:style style:name="T2" style:family="text">
      <style:text-properties fo:font-style="normal" style:font-style-asian="normal" style:font-style-complex="normal" style:font-weight-complex="normal"/>
    </style:style>
    <style:style style:name="T3" style:family="text">
      <style:text-properties fo:font-style="normal" officeooo:rsid="0616cb20" style:font-style-asian="normal" style:font-style-complex="normal" style:font-weight-complex="normal"/>
    </style:style>
    <style:style style:name="T4" style:family="text">
      <style:text-properties fo:font-style="normal" officeooo:rsid="06719bf5" style:font-style-asian="normal" style:font-style-complex="normal" style:font-weight-complex="normal"/>
    </style:style>
    <style:style style:name="T5" style:family="text">
      <style:text-properties fo:font-style="normal" fo:font-weight="normal" officeooo:rsid="006d4ce2" style:font-name-asian="Kozuka Gothic Pr6N L" style:font-style-asian="normal" style:font-weight-asian="normal" style:font-name-complex="Open Sans" style:font-style-complex="normal" style:font-weight-complex="normal"/>
    </style:style>
    <style:style style:name="T6" style:family="text">
      <style:text-properties fo:font-weight="normal" officeooo:rsid="006d4ce2" style:font-name-asian="Kozuka Gothic Pr6N L" style:font-weight-asian="normal" style:font-name-complex="Open Sans" style:font-weight-complex="normal"/>
    </style:style>
    <style:style style:name="T7" style:family="text">
      <style:text-properties fo:font-weight="normal" officeooo:rsid="0071b230" style:font-name-asian="Kozuka Gothic Pr6N L" style:font-weight-asian="normal" style:font-name-complex="Open Sans" style:font-weight-complex="normal"/>
    </style:style>
    <style:style style:name="T8" style:family="text">
      <style:text-properties fo:font-weight="bold" style:font-name-asian="Kozuka Gothic Pr6N L" style:font-weight-asian="bold" style:font-name-complex="Open Sans"/>
    </style:style>
    <style:style style:name="T9" style:family="text">
      <style:text-properties fo:font-weight="bold" officeooo:rsid="006d4ce2" style:font-name-asian="Kozuka Gothic Pr6N L" style:font-weight-asian="bold" style:font-name-complex="Open Sans"/>
    </style:style>
    <style:style style:name="T10" style:family="text">
      <style:text-properties fo:font-weight="bold" style:font-name-asian="Kozuka Gothic Pr6N L" style:font-weight-asian="bold" style:font-name-complex="Open Sans" style:font-weight-complex="bold"/>
    </style:style>
    <style:style style:name="T11" style:family="text">
      <style:text-properties fo:font-weight="bold" officeooo:rsid="072b17cc" style:font-name-asian="Kozuka Gothic Pr6N L" style:font-weight-asian="bold" style:font-name-complex="Open Sans" style:font-weight-complex="bold"/>
    </style:style>
    <style:style style:name="T12" style:family="text">
      <style:text-properties style:font-name="Liberation Sans Narrow" fo:font-size="10pt" style:font-name-asian="Kozuka Gothic Pr6N L" style:font-size-asian="10pt" style:font-name-complex="Open Sans" style:font-size-complex="10pt"/>
    </style:style>
    <style:style style:name="T13" style:family="text">
      <style:text-properties style:font-name="Liberation Sans Narrow" fo:font-size="10pt" officeooo:rsid="03a8608e" style:font-name-asian="Kozuka Gothic Pr6N L" style:font-size-asian="10pt" style:font-name-complex="Open Sans" style:font-size-complex="10pt"/>
    </style:style>
    <style:style style:name="T14" style:family="text">
      <style:text-properties style:font-name="Liberation Sans Narrow" fo:font-size="10pt" officeooo:rsid="010e9f60" style:font-name-asian="Kozuka Gothic Pr6N L" style:font-size-asian="10pt" style:font-name-complex="Open Sans" style:font-size-complex="10pt"/>
    </style:style>
    <style:style style:name="T15" style:family="text">
      <style:text-properties style:font-name="Liberation Sans Narrow" fo:font-size="10pt" officeooo:rsid="05cc8d4e" style:font-name-asian="Kozuka Gothic Pr6N L" style:font-size-asian="10pt" style:font-name-complex="Open Sans" style:font-size-complex="10pt"/>
    </style:style>
    <style:style style:name="T16" style:family="text">
      <style:text-properties style:font-name="Liberation Sans Narrow" fo:font-size="10pt" officeooo:rsid="0394e422" style:font-name-asian="Kozuka Gothic Pr6N L" style:font-size-asian="10pt" style:font-name-complex="Open Sans" style:font-size-complex="10pt"/>
    </style:style>
    <style:style style:name="T17" style:family="text">
      <style:text-properties style:font-name="Liberation Sans Narrow" fo:font-size="10pt" officeooo:rsid="002ee3a9" style:font-name-asian="Kozuka Gothic Pr6N L" style:font-size-asian="10pt" style:font-name-complex="Open Sans" style:font-size-complex="10pt"/>
    </style:style>
    <style:style style:name="T18" style:family="text">
      <style:text-properties style:font-name="Liberation Sans Narrow" fo:font-size="10pt" officeooo:rsid="04cfb4dc" style:font-name-asian="Kozuka Gothic Pr6N L" style:font-size-asian="10pt" style:font-name-complex="Open Sans" style:font-size-complex="10pt"/>
    </style:style>
    <style:style style:name="T19" style:family="text">
      <style:text-properties style:font-name="Liberation Sans Narrow" fo:font-size="10pt" officeooo:rsid="0479efb5" style:font-name-asian="Kozuka Gothic Pr6N L" style:font-size-asian="10pt" style:font-name-complex="Open Sans" style:font-size-complex="10pt"/>
    </style:style>
    <style:style style:name="T20" style:family="text">
      <style:text-properties style:font-name="Liberation Sans Narrow" fo:font-size="10pt" officeooo:rsid="00a18a1c" style:font-name-asian="Kozuka Gothic Pr6N L" style:font-size-asian="10pt" style:font-name-complex="Open Sans" style:font-size-complex="10pt"/>
    </style:style>
    <style:style style:name="T21" style:family="text">
      <style:text-properties style:font-name="Liberation Sans Narrow" fo:font-size="10pt" officeooo:rsid="00a45659" style:font-name-asian="Kozuka Gothic Pr6N L" style:font-size-asian="10pt" style:font-name-complex="Open Sans" style:font-size-complex="10pt"/>
    </style:style>
    <style:style style:name="T22" style:family="text">
      <style:text-properties style:font-name="Liberation Sans Narrow" fo:font-size="10pt" officeooo:rsid="00a9dfc4" style:font-name-asian="Kozuka Gothic Pr6N L" style:font-size-asian="10pt" style:font-name-complex="Open Sans" style:font-size-complex="10pt"/>
    </style:style>
    <style:style style:name="T23" style:family="text">
      <style:text-properties style:font-name="Liberation Sans Narrow" fo:font-size="10pt" officeooo:rsid="0040956f" style:font-name-asian="Kozuka Gothic Pr6N L" style:font-size-asian="10pt" style:font-name-complex="Open Sans" style:font-size-complex="10pt"/>
    </style:style>
    <style:style style:name="T24" style:family="text">
      <style:text-properties style:font-name="Liberation Sans Narrow" fo:font-size="10pt" officeooo:rsid="00421d32" style:font-name-asian="Kozuka Gothic Pr6N L" style:font-size-asian="10pt" style:font-name-complex="Open Sans" style:font-size-complex="10pt"/>
    </style:style>
    <style:style style:name="T25" style:family="text">
      <style:text-properties style:font-name="Liberation Sans Narrow" fo:font-size="10pt" officeooo:rsid="000ce386" style:font-name-asian="Kozuka Gothic Pr6N L" style:font-size-asian="10pt" style:font-name-complex="Open Sans" style:font-size-complex="10pt"/>
    </style:style>
    <style:style style:name="T26" style:family="text">
      <style:text-properties style:font-name="Liberation Sans Narrow" fo:font-size="10pt" officeooo:rsid="01605481" style:font-name-asian="Kozuka Gothic Pr6N L" style:font-size-asian="10pt" style:font-name-complex="Open Sans" style:font-size-complex="10pt"/>
    </style:style>
    <style:style style:name="T27" style:family="text">
      <style:text-properties style:font-name="Liberation Sans Narrow" fo:font-size="10pt" officeooo:rsid="05dc79c1" style:font-name-asian="Kozuka Gothic Pr6N L" style:font-size-asian="10pt" style:font-name-complex="Open Sans" style:font-size-complex="10pt"/>
    </style:style>
    <style:style style:name="T28" style:family="text">
      <style:text-properties style:font-name="Liberation Sans Narrow" fo:font-size="10pt" officeooo:rsid="05ddac2c" style:font-name-asian="Kozuka Gothic Pr6N L" style:font-size-asian="10pt" style:font-name-complex="Open Sans" style:font-size-complex="10pt"/>
    </style:style>
    <style:style style:name="T29" style:family="text">
      <style:text-properties style:font-name="Liberation Sans Narrow" fo:font-size="10pt" officeooo:rsid="05de61f0" style:font-name-asian="Kozuka Gothic Pr6N L" style:font-size-asian="10pt" style:font-name-complex="Open Sans" style:font-size-complex="10pt"/>
    </style:style>
    <style:style style:name="T30" style:family="text">
      <style:text-properties style:font-name="Liberation Sans Narrow" fo:font-size="10pt" officeooo:rsid="05dfc0c3" style:font-name-asian="Kozuka Gothic Pr6N L" style:font-size-asian="10pt" style:font-name-complex="Open Sans" style:font-size-complex="10pt"/>
    </style:style>
    <style:style style:name="T31" style:family="text">
      <style:text-properties style:font-name="Liberation Sans Narrow" fo:font-size="10pt" officeooo:rsid="0156df12" style:font-name-asian="Kozuka Gothic Pr6N L" style:font-size-asian="10pt" style:font-name-complex="Open Sans" style:font-size-complex="10pt"/>
    </style:style>
    <style:style style:name="T32" style:family="text">
      <style:text-properties style:font-name="Liberation Sans Narrow" fo:font-size="10pt" officeooo:rsid="05b41aca" style:font-name-asian="Kozuka Gothic Pr6N L" style:font-size-asian="10pt" style:font-name-complex="Open Sans" style:font-size-complex="10pt"/>
    </style:style>
    <style:style style:name="T33" style:family="text">
      <style:text-properties style:font-name="Liberation Sans Narrow" fo:font-size="10pt" officeooo:rsid="0106de01" style:font-name-asian="Kozuka Gothic Pr6N L" style:font-size-asian="10pt" style:font-name-complex="Open Sans" style:font-size-complex="10pt"/>
    </style:style>
    <style:style style:name="T34" style:family="text">
      <style:text-properties style:font-name="Liberation Sans Narrow" fo:font-size="10pt" officeooo:rsid="0161038a" style:font-name-asian="Kozuka Gothic Pr6N L" style:font-size-asian="10pt" style:font-name-complex="Open Sans" style:font-size-complex="10pt"/>
    </style:style>
    <style:style style:name="T35" style:family="text">
      <style:text-properties style:font-name="Liberation Sans Narrow" fo:font-size="10pt" officeooo:rsid="016211e2" style:font-name-asian="Kozuka Gothic Pr6N L" style:font-size-asian="10pt" style:font-name-complex="Open Sans" style:font-size-complex="10pt"/>
    </style:style>
    <style:style style:name="T36" style:family="text">
      <style:text-properties style:font-name="Liberation Sans Narrow" fo:font-size="10pt" officeooo:rsid="0141d56e" style:font-name-asian="Kozuka Gothic Pr6N L" style:font-size-asian="10pt" style:font-name-complex="Open Sans" style:font-size-complex="10pt"/>
    </style:style>
    <style:style style:name="T37" style:family="text">
      <style:text-properties style:font-name="Liberation Sans Narrow" fo:font-size="10pt" officeooo:rsid="04f0f372" style:font-name-asian="Kozuka Gothic Pr6N L" style:font-size-asian="10pt" style:font-name-complex="Open Sans" style:font-size-complex="10pt"/>
    </style:style>
    <style:style style:name="T38" style:family="text">
      <style:text-properties style:font-name="Liberation Sans Narrow" fo:font-size="10pt" officeooo:rsid="01438ab6" style:font-name-asian="Kozuka Gothic Pr6N L" style:font-size-asian="10pt" style:font-name-complex="Open Sans" style:font-size-complex="10pt"/>
    </style:style>
    <style:style style:name="T39" style:family="text">
      <style:text-properties style:font-name="Liberation Sans Narrow" fo:font-size="10pt" officeooo:rsid="061897a2" style:font-name-asian="Kozuka Gothic Pr6N L" style:font-size-asian="10pt" style:font-name-complex="Open Sans" style:font-size-complex="10pt"/>
    </style:style>
    <style:style style:name="T40" style:family="text">
      <style:text-properties style:font-name="Liberation Sans Narrow" fo:font-size="10pt" officeooo:rsid="06328083" style:font-name-asian="Kozuka Gothic Pr6N L" style:font-size-asian="10pt" style:font-name-complex="Open Sans" style:font-size-complex="10pt"/>
    </style:style>
    <style:style style:name="T41" style:family="text">
      <style:text-properties style:font-name="Liberation Sans Narrow" fo:font-size="10pt" officeooo:rsid="067f8bd3" style:font-name-asian="Kozuka Gothic Pr6N L" style:font-size-asian="10pt" style:font-name-complex="Open Sans" style:font-size-complex="10pt"/>
    </style:style>
    <style:style style:name="T42" style:family="text">
      <style:text-properties style:font-name="Liberation Sans Narrow" fo:font-size="10pt" officeooo:rsid="06816b1b" style:font-name-asian="Kozuka Gothic Pr6N L" style:font-size-asian="10pt" style:font-name-complex="Open Sans" style:font-size-complex="10pt"/>
    </style:style>
    <style:style style:name="T43" style:family="text">
      <style:text-properties style:font-name="Liberation Sans Narrow" fo:font-size="10pt" officeooo:rsid="068cfd3e" style:font-name-asian="Kozuka Gothic Pr6N L" style:font-size-asian="10pt" style:font-name-complex="Open Sans" style:font-size-complex="10pt"/>
    </style:style>
    <style:style style:name="T44" style:family="text">
      <style:text-properties style:font-name="Liberation Sans Narrow" fo:font-size="10pt" officeooo:rsid="074499d2" style:font-name-asian="Kozuka Gothic Pr6N L" style:font-size-asian="10pt" style:font-name-complex="Open Sans" style:font-size-complex="10pt"/>
    </style:style>
    <style:style style:name="T45" style:family="text">
      <style:text-properties style:font-name="Liberation Sans Narrow" fo:font-size="10pt" officeooo:rsid="07457514" style:font-name-asian="Kozuka Gothic Pr6N L" style:font-size-asian="10pt" style:font-name-complex="Open Sans" style:font-size-complex="10pt"/>
    </style:style>
    <style:style style:name="T46" style:family="text">
      <style:text-properties style:font-name="Liberation Sans Narrow" fo:font-size="10pt" officeooo:rsid="07f045cc" style:font-name-asian="Kozuka Gothic Pr6N L" style:font-size-asian="10pt" style:font-name-complex="Open Sans" style:font-size-complex="10pt"/>
    </style:style>
    <style:style style:name="T47" style:family="text">
      <style:text-properties style:font-name="Liberation Sans Narrow" fo:font-size="10pt" officeooo:rsid="07f09919" style:font-name-asian="Kozuka Gothic Pr6N L" style:font-size-asian="10pt" style:font-name-complex="Open Sans" style:font-size-complex="10pt"/>
    </style:style>
    <style:style style:name="T48" style:family="text">
      <style:text-properties style:font-name="Liberation Sans Narrow" fo:font-size="10pt" officeooo:rsid="07f44e16" style:font-name-asian="Kozuka Gothic Pr6N L" style:font-size-asian="10pt" style:font-name-complex="Open Sans" style:font-size-complex="10pt"/>
    </style:style>
    <style:style style:name="T49" style:family="text">
      <style:text-properties style:font-name="Liberation Sans Narrow" fo:font-size="10pt" officeooo:rsid="07f63670" style:font-name-asian="Kozuka Gothic Pr6N L" style:font-size-asian="10pt" style:font-name-complex="Open Sans" style:font-size-complex="10pt"/>
    </style:style>
    <style:style style:name="T50" style:family="text">
      <style:text-properties style:font-name="Liberation Sans Narrow" fo:font-size="10pt" officeooo:rsid="07f7d488" style:font-name-asian="Kozuka Gothic Pr6N L" style:font-size-asian="10pt" style:font-name-complex="Open Sans" style:font-size-complex="10pt"/>
    </style:style>
    <style:style style:name="T51" style:family="text">
      <style:text-properties style:font-name="Liberation Sans Narrow" fo:font-size="10pt" officeooo:rsid="07fc6e5a" style:font-name-asian="Kozuka Gothic Pr6N L" style:font-size-asian="10pt" style:font-name-complex="Open Sans" style:font-size-complex="10pt"/>
    </style:style>
    <style:style style:name="T52" style:family="text">
      <style:text-properties style:font-name="Liberation Sans Narrow" fo:font-size="10pt" officeooo:rsid="0805eff8" style:font-name-asian="Kozuka Gothic Pr6N L" style:font-size-asian="10pt" style:font-name-complex="Open Sans" style:font-size-complex="10pt"/>
    </style:style>
    <style:style style:name="T53" style:family="text">
      <style:text-properties style:font-name="Liberation Sans Narrow" fo:font-size="10pt" officeooo:rsid="080736d7" style:font-name-asian="Kozuka Gothic Pr6N L" style:font-size-asian="10pt" style:font-name-complex="Open Sans" style:font-size-complex="10pt"/>
    </style:style>
    <style:style style:name="T54" style:family="text">
      <style:text-properties style:font-name="Liberation Sans Narrow" fo:font-size="10pt" officeooo:rsid="080c2090" style:font-name-asian="Kozuka Gothic Pr6N L" style:font-size-asian="10pt" style:font-name-complex="Open Sans" style:font-size-complex="10pt"/>
    </style:style>
    <style:style style:name="T55" style:family="text">
      <style:text-properties style:font-name="Liberation Sans Narrow" fo:font-size="10pt" fo:font-weight="bold" style:font-name-asian="Kozuka Gothic Pr6N L" style:font-size-asian="10pt" style:font-weight-asian="bold" style:font-name-complex="Open Sans" style:font-size-complex="10pt"/>
    </style:style>
    <style:style style:name="T56" style:family="text">
      <style:text-properties style:font-name="Liberation Sans Narrow" fo:font-size="10pt" fo:font-weight="bold" officeooo:rsid="061a5266" style:font-name-asian="Kozuka Gothic Pr6N L" style:font-size-asian="10pt" style:font-weight-asian="bold" style:font-name-complex="Open Sans" style:font-size-complex="10pt"/>
    </style:style>
    <style:style style:name="T57" style:family="text">
      <style:text-properties style:font-name="Liberation Sans Narrow" fo:font-size="10pt" fo:font-weight="bold" officeooo:rsid="05887cb5" style:font-name-asian="Kozuka Gothic Pr6N L" style:font-size-asian="10pt" style:font-weight-asian="bold" style:font-name-complex="Open Sans" style:font-size-complex="10pt"/>
    </style:style>
    <style:style style:name="T58" style:family="text">
      <style:text-properties style:font-name="Liberation Sans Narrow" fo:font-size="10pt" fo:font-weight="bold" officeooo:rsid="014f93ab" style:font-name-asian="Kozuka Gothic Pr6N L" style:font-size-asian="10pt" style:font-weight-asian="bold" style:font-name-complex="Open Sans" style:font-size-complex="10pt"/>
    </style:style>
    <style:style style:name="T59" style:family="text">
      <style:text-properties style:font-name="Liberation Sans Narrow" fo:font-size="10pt" fo:font-weight="bold" officeooo:rsid="04014d0c" style:font-name-asian="Kozuka Gothic Pr6N L" style:font-size-asian="10pt" style:font-weight-asian="bold" style:font-name-complex="Open Sans" style:font-size-complex="10pt"/>
    </style:style>
    <style:style style:name="T60" style:family="text">
      <style:text-properties style:font-name="Liberation Sans Narrow" fo:font-size="10pt" fo:font-weight="bold" style:font-name-asian="Kozuka Gothic Pr6N L" style:font-size-asian="10pt" style:font-weight-asian="bold" style:font-name-complex="Open Sans" style:font-size-complex="10pt" style:font-weight-complex="bold"/>
    </style:style>
    <style:style style:name="T61" style:family="text">
      <style:text-properties style:font-name="Liberation Sans Narrow" fo:font-size="10pt" fo:font-weight="bold" officeooo:rsid="0613e003" style:font-name-asian="Kozuka Gothic Pr6N L" style:font-size-asian="10pt" style:font-weight-asian="bold" style:font-name-complex="Open Sans" style:font-size-complex="10pt"/>
    </style:style>
    <style:style style:name="T62" style:family="text">
      <style:text-properties style:font-name="Liberation Sans Narrow" fo:font-size="10pt" fo:font-weight="bold" officeooo:rsid="004a4a4b" style:font-name-asian="Kozuka Gothic Pr6N L" style:font-size-asian="10pt" style:font-weight-asian="bold" style:font-name-complex="Open Sans" style:font-size-complex="10pt"/>
    </style:style>
    <style:style style:name="T63" style:family="text">
      <style:text-properties style:font-name="Liberation Sans Narrow" fo:font-size="10pt" fo:font-weight="bold" officeooo:rsid="0048ff3d" style:font-name-asian="Kozuka Gothic Pr6N L" style:font-size-asian="10pt" style:font-weight-asian="bold" style:font-name-complex="Open Sans" style:font-size-complex="10pt"/>
    </style:style>
    <style:style style:name="T64" style:family="text">
      <style:text-properties style:font-name="Liberation Sans Narrow" fo:font-size="10pt" fo:font-style="italic" fo:font-weight="bold" style:font-name-asian="Kozuka Gothic Pr6N L" style:font-size-asian="10pt" style:font-style-asian="italic" style:font-weight-asian="bold" style:font-name-complex="Open Sans" style:font-size-complex="10pt" style:font-style-complex="italic"/>
    </style:style>
    <style:style style:name="T65" style:family="text">
      <style:text-properties style:font-name="Liberation Sans Narrow" fo:font-size="10pt" fo:font-style="italic" fo:font-weight="bold" style:font-name-asian="Kozuka Gothic Pr6N L" style:font-size-asian="10pt" style:font-style-asian="italic" style:font-weight-asian="bold" style:font-name-complex="Open Sans" style:font-size-complex="10pt" style:font-style-complex="italic" style:font-weight-complex="bold"/>
    </style:style>
    <style:style style:name="T66" style:family="text">
      <style:text-properties style:font-name="Liberation Sans Narrow" fo:font-size="10pt" fo:font-style="italic" fo:font-weight="bold" style:font-name-asian="Kozuka Gothic Pr6N L" style:font-size-asian="10pt" style:font-style-asian="italic" style:font-weight-asian="bold" style:font-name-complex="Open Sans" style:font-size-complex="10pt" style:font-style-complex="italic" style:font-weight-complex="normal"/>
    </style:style>
    <style:style style:name="T67" style:family="text">
      <style:text-properties style:font-name="Liberation Sans Narrow" fo:font-size="10pt" fo:font-style="italic" style:font-name-asian="Kozuka Gothic Pr6N L" style:font-size-asian="10pt" style:font-style-asian="italic" style:font-name-complex="Open Sans" style:font-size-complex="10pt" style:font-style-complex="italic"/>
    </style:style>
    <style:style style:name="T68" style:family="text">
      <style:text-properties style:font-name="Liberation Sans Narrow" fo:font-size="10pt" fo:font-style="italic" officeooo:rsid="005cf1ee" style:font-name-asian="Kozuka Gothic Pr6N L" style:font-size-asian="10pt" style:font-style-asian="italic" style:font-name-complex="Open Sans" style:font-size-complex="10pt" style:font-style-complex="italic"/>
    </style:style>
    <style:style style:name="T69" style:family="text">
      <style:text-properties style:font-name="Liberation Sans Narrow" fo:font-size="10pt" fo:font-style="italic" officeooo:rsid="00bb90d9" style:font-name-asian="Kozuka Gothic Pr6N L" style:font-size-asian="10pt" style:font-style-asian="italic" style:font-name-complex="Open Sans" style:font-size-complex="10pt" style:font-style-complex="italic"/>
    </style:style>
    <style:style style:name="T70" style:family="text">
      <style:text-properties style:font-name="Liberation Sans Narrow" fo:font-size="10pt" fo:font-style="italic" officeooo:rsid="01006ba3" style:font-name-asian="Kozuka Gothic Pr6N L" style:font-size-asian="10pt" style:font-style-asian="italic" style:font-name-complex="Open Sans" style:font-size-complex="10pt" style:font-style-complex="italic"/>
    </style:style>
    <style:style style:name="T71" style:family="text">
      <style:text-properties style:font-name="Liberation Sans Narrow" fo:font-size="10pt" fo:font-style="italic" style:font-size-asian="10pt" style:font-style-asian="italic" style:font-size-complex="10pt" style:font-style-complex="italic"/>
    </style:style>
    <style:style style:name="T72" style:family="text">
      <style:text-properties style:font-name="Liberation Sans Narrow" fo:font-size="10pt" fo:font-style="italic" officeooo:rsid="04f4a21b" style:font-size-asian="10pt" style:font-style-asian="italic" style:font-size-complex="10pt" style:font-style-complex="italic"/>
    </style:style>
    <style:style style:name="T73" style:family="text">
      <style:text-properties style:font-name="Liberation Sans Narrow" fo:font-size="10pt" fo:font-style="italic" officeooo:rsid="043f2785" style:font-size-asian="10pt" style:font-style-asian="italic" style:font-size-complex="10pt" style:font-style-complex="italic"/>
    </style:style>
    <style:style style:name="T74" style:family="text">
      <style:text-properties style:font-name="Liberation Sans Narrow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5" style:family="text">
      <style:text-properties style:font-name="Liberation Sans Narrow" fo:font-size="10pt" fo:font-style="italic" fo:font-weight="normal" officeooo:rsid="043f2785" style:font-size-asian="10pt" style:font-style-asian="italic" style:font-weight-asian="normal" style:font-size-complex="10pt" style:font-style-complex="italic" style:font-weight-complex="normal"/>
    </style:style>
    <style:style style:name="T76" style:family="text">
      <style:text-properties style:font-name="Liberation Sans Narrow" fo:font-size="10pt" fo:font-style="italic" fo:font-weight="normal" officeooo:rsid="04f4a21b" style:font-size-asian="10pt" style:font-style-asian="italic" style:font-weight-asian="normal" style:font-size-complex="10pt" style:font-style-complex="italic" style:font-weight-complex="normal"/>
    </style:style>
    <style:style style:name="T77" style:family="text">
      <style:text-properties style:font-name="Liberation Sans Narrow" fo:font-size="10pt" fo:font-style="italic" fo:font-weight="normal" officeooo:rsid="04f61299" style:font-size-asian="10pt" style:font-style-asian="italic" style:font-weight-asian="normal" style:font-size-complex="10pt" style:font-style-complex="italic" style:font-weight-complex="normal"/>
    </style:style>
    <style:style style:name="T78" style:family="text">
      <style:text-properties style:font-name="Liberation Sans Narrow" fo:font-size="10pt" fo:font-style="italic" fo:font-weight="normal" style:font-name-asian="Kozuka Gothic Pr6N L" style:font-size-asian="10pt" style:font-style-asian="italic" style:font-weight-asian="normal" style:font-name-complex="Open Sans" style:font-size-complex="10pt" style:font-style-complex="italic" style:font-weight-complex="normal"/>
    </style:style>
    <style:style style:name="T79" style:family="text">
      <style:text-properties style:font-name="Liberation Sans Narrow" fo:font-size="10pt" fo:font-style="italic" fo:font-weight="normal" officeooo:rsid="06273f27" style:font-name-asian="Kozuka Gothic Pr6N L" style:font-size-asian="10pt" style:font-style-asian="italic" style:font-weight-asian="normal" style:font-name-complex="Open Sans" style:font-size-complex="10pt" style:font-style-complex="italic" style:font-weight-complex="normal"/>
    </style:style>
    <style:style style:name="T80" style:family="text">
      <style:text-properties style:font-name="Liberation Sans Narrow" fo:font-size="10pt" fo:font-style="italic" fo:font-weight="normal" officeooo:rsid="06756730" style:font-name-asian="Kozuka Gothic Pr6N L" style:font-size-asian="10pt" style:font-style-asian="italic" style:font-weight-asian="normal" style:font-name-complex="Open Sans" style:font-size-complex="10pt" style:font-style-complex="italic" style:font-weight-complex="normal"/>
    </style:style>
    <style:style style:name="T81" style:family="text">
      <style:text-properties style:font-name="Liberation Sans Narrow" fo:font-size="10pt" fo:font-style="italic" style:text-underline-style="none" fo:font-weight="normal" officeooo:rsid="050c333b" style:font-size-asian="10pt" style:font-style-asian="italic" style:font-weight-asian="normal" style:font-size-complex="10pt" style:font-style-complex="italic" style:font-weight-complex="normal"/>
    </style:style>
    <style:style style:name="T82" style:family="text">
      <style:text-properties style:font-name="Liberation Sans Narrow" fo:font-size="10pt" fo:font-style="italic" style:text-underline-style="none" officeooo:rsid="04493312" style:text-underline-mode="continuous" style:text-overline-mode="continuous" style:text-line-through-mode="continuous" style:font-name-asian="Kozuka Gothic Pr6N L" style:font-size-asian="10pt" style:font-style-asian="italic" style:font-name-complex="Open Sans" style:font-size-complex="10pt" style:font-style-complex="italic"/>
    </style:style>
    <style:style style:name="T83" style:family="text">
      <style:text-properties style:font-name="Liberation Sans Narrow" fo:font-size="10pt" fo:font-style="italic" style:text-underline-style="none" fo:font-weight="bold" officeooo:rsid="04493312" style:text-underline-mode="continuous" style:text-overline-mode="continuous" style:text-line-through-mode="continuous" style:font-name-asian="Kozuka Gothic Pr6N L" style:font-size-asian="10pt" style:font-style-asian="italic" style:font-weight-asian="bold" style:font-name-complex="Open Sans" style:font-size-complex="10pt" style:font-style-complex="italic" style:font-weight-complex="bold"/>
    </style:style>
    <style:style style:name="T84" style:family="text">
      <style:text-properties style:font-name="Liberation Sans Narrow" fo:font-size="10pt" fo:font-style="normal" fo:font-weight="bold" style:font-name-asian="Kozuka Gothic Pr6N L" style:font-size-asian="10pt" style:font-style-asian="normal" style:font-weight-asian="bold" style:font-name-complex="Open Sans" style:font-size-complex="10pt" style:font-style-complex="normal"/>
    </style:style>
    <style:style style:name="T85" style:family="text">
      <style:text-properties style:font-name="Liberation Sans Narrow" fo:font-size="10pt" fo:font-style="normal" fo:font-weight="bold" style:font-name-asian="Kozuka Gothic Pr6N L" style:font-size-asian="10pt" style:font-style-asian="normal" style:font-weight-asian="bold" style:font-name-complex="Open Sans" style:font-size-complex="10pt" style:font-style-complex="normal" style:font-weight-complex="bold"/>
    </style:style>
    <style:style style:name="T86" style:family="text">
      <style:text-properties style:font-name="Liberation Sans Narrow" fo:font-size="10pt" fo:font-style="normal" fo:font-weight="bold" officeooo:rsid="061a5266" style:font-name-asian="Kozuka Gothic Pr6N L" style:font-size-asian="10pt" style:font-style-asian="normal" style:font-weight-asian="bold" style:font-name-complex="Open Sans" style:font-size-complex="10pt" style:font-style-complex="normal" style:font-weight-complex="bold"/>
    </style:style>
    <style:style style:name="T87" style:family="text">
      <style:text-properties style:font-name="Liberation Sans Narrow" fo:font-size="10pt" fo:font-style="normal" style:font-size-asian="10pt" style:font-style-asian="normal" style:font-size-complex="10pt" style:font-style-complex="normal"/>
    </style:style>
    <style:style style:name="T88" style:family="text">
      <style:text-properties style:font-name="Liberation Sans Narrow" fo:font-size="10pt" fo:font-style="normal" officeooo:rsid="043f2785" style:font-size-asian="10pt" style:font-style-asian="normal" style:font-size-complex="10pt" style:font-style-complex="normal"/>
    </style:style>
    <style:style style:name="T89" style:family="text">
      <style:text-properties style:font-name="Liberation Sans Narrow" fo:font-size="10pt" fo:font-style="normal" officeooo:rsid="0613e003" style:font-size-asian="10pt" style:font-style-asian="normal" style:font-size-complex="10pt" style:font-style-complex="normal"/>
    </style:style>
    <style:style style:name="T90" style:family="text">
      <style:text-properties style:font-name="Liberation Sans Narrow" fo:font-size="10pt" fo:font-style="normal" style:text-underline-style="none" fo:font-weight="normal" officeooo:rsid="03db5093" style:font-size-asian="10pt" style:font-style-asian="normal" style:font-weight-asian="normal" style:font-size-complex="10pt" style:font-style-complex="normal" style:font-weight-complex="normal"/>
    </style:style>
    <style:style style:name="T91" style:family="text">
      <style:text-properties style:font-name="Liberation Sans Narrow" fo:font-size="10pt" fo:font-style="normal" style:text-underline-style="solid" style:text-underline-width="auto" style:text-underline-color="font-color" fo:font-weight="normal" officeooo:rsid="0159f62d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style:font-name="Liberation Sans Narrow" fo:font-size="10pt" fo:font-style="normal" style:text-underline-style="solid" style:text-underline-width="auto" style:text-underline-color="font-color" officeooo:rsid="00bb90d9" style:font-name-asian="Kozuka Gothic Pr6N L" style:font-size-asian="10pt" style:font-style-asian="normal" style:font-name-complex="Open Sans" style:font-size-complex="10pt" style:font-style-complex="normal"/>
    </style:style>
    <style:style style:name="T93" style:family="text">
      <style:text-properties style:font-name="Liberation Sans Narrow" fo:font-size="10pt" fo:font-style="normal" fo:font-weight="normal" officeooo:rsid="0159f62d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style:font-name="Liberation Sans Narrow" fo:font-size="10pt" fo:font-style="normal" fo:font-weight="normal" officeooo:rsid="015b902a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style:font-name="Liberation Sans Narrow" fo:font-size="10pt" fo:font-style="normal" fo:font-weight="normal" officeooo:rsid="04a7f9f5" style:font-size-asian="10pt" style:font-style-asian="normal" style:font-weight-asian="normal" style:font-size-complex="10pt" style:font-style-complex="normal" style:font-weight-complex="normal"/>
    </style:style>
    <style:style style:name="T96" style:family="text">
      <style:text-properties style:font-name="Liberation Sans Narrow" fo:font-size="10pt" fo:font-style="normal" fo:font-weight="normal" officeooo:rsid="03e8011b" style:font-size-asian="10pt" style:font-style-asian="normal" style:font-weight-asian="normal" style:font-size-complex="10pt" style:font-style-complex="normal" style:font-weight-complex="normal"/>
    </style:style>
    <style:style style:name="T97" style:family="text">
      <style:text-properties style:font-name="Liberation Sans Narrow" fo:font-size="10pt" fo:font-style="normal" fo:font-weight="normal" officeooo:rsid="01ade33b" style:font-size-asian="10pt" style:font-style-asian="normal" style:font-weight-asian="normal" style:font-size-complex="10pt" style:font-style-complex="normal" style:font-weight-complex="normal"/>
    </style:style>
    <style:style style:name="T98" style:family="text">
      <style:text-properties style:font-name="Liberation Sans Narrow" fo:font-size="10pt" fo:font-style="normal" fo:font-weight="normal" officeooo:rsid="01adc9d3" style:font-size-asian="10pt" style:font-style-asian="normal" style:font-weight-asian="normal" style:font-size-complex="10pt" style:font-style-complex="normal" style:font-weight-complex="normal"/>
    </style:style>
    <style:style style:name="T99" style:family="text">
      <style:text-properties style:font-name="Liberation Sans Narrow" fo:font-size="10pt" fo:font-style="normal" fo:font-weight="normal" officeooo:rsid="05b7b26a" style:font-size-asian="10pt" style:font-style-asian="normal" style:font-weight-asian="normal" style:font-size-complex="10pt" style:font-style-complex="normal" style:font-weight-complex="normal"/>
    </style:style>
    <style:style style:name="T100" style:family="text">
      <style:text-properties style:font-name="Liberation Sans Narrow" fo:font-size="10pt" fo:font-style="normal" fo:font-weight="normal" officeooo:rsid="069f0015" style:font-size-asian="10pt" style:font-style-asian="normal" style:font-weight-asian="normal" style:font-size-complex="10pt" style:font-style-complex="normal" style:font-weight-complex="normal"/>
    </style:style>
    <style:style style:name="T101" style:family="text">
      <style:text-properties style:font-name="Liberation Sans Narrow" fo:font-size="10pt" fo:font-style="normal" fo:font-weight="normal" officeooo:rsid="069fe378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style:font-name="Liberation Sans Narrow" fo:font-size="10pt" fo:font-style="normal" fo:font-weight="normal" officeooo:rsid="079512b9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style:font-name="Liberation Sans Narrow" fo:font-size="10pt" fo:font-style="normal" fo:font-weight="normal" officeooo:rsid="0796f725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style:font-name="Liberation Sans Narrow" fo:font-size="10pt" fo:font-style="normal" fo:font-weight="normal" officeooo:rsid="079f304f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style:font-name="Liberation Sans Narrow" fo:font-size="10pt" fo:font-style="normal" fo:font-weight="normal" officeooo:rsid="015b902a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06" style:family="text">
      <style:text-properties style:font-name="Liberation Sans Narrow" fo:font-size="10pt" fo:font-style="normal" fo:font-weight="normal" officeooo:rsid="019a962b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07" style:family="text">
      <style:text-properties style:font-name="Liberation Sans Narrow" fo:font-size="10pt" fo:font-style="normal" fo:font-weight="normal" officeooo:rsid="01fa833c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08" style:family="text">
      <style:text-properties style:font-name="Liberation Sans Narrow" fo:font-size="10pt" fo:font-style="normal" fo:font-weight="normal" officeooo:rsid="0445daa1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09" style:family="text">
      <style:text-properties style:font-name="Liberation Sans Narrow" fo:font-size="10pt" fo:font-style="normal" fo:font-weight="normal" officeooo:rsid="01f44c6f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10" style:family="text">
      <style:text-properties style:font-name="Liberation Sans Narrow" fo:font-size="10pt" fo:font-style="normal" fo:font-weight="normal" officeooo:rsid="01a0090d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11" style:family="text">
      <style:text-properties style:font-name="Liberation Sans Narrow" fo:font-size="10pt" fo:font-style="normal" fo:font-weight="normal" officeooo:rsid="01a6edc1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12" style:family="text">
      <style:text-properties style:font-name="Liberation Sans Narrow" fo:font-size="10pt" fo:font-style="normal" fo:font-weight="normal" officeooo:rsid="01fb7122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13" style:family="text">
      <style:text-properties style:font-name="Liberation Sans Narrow" fo:font-size="10pt" fo:font-style="normal" style:font-name-asian="Kozuka Gothic Pr6N L" style:font-size-asian="10pt" style:font-style-asian="normal" style:font-name-complex="Open Sans" style:font-size-complex="10pt" style:font-style-complex="normal"/>
    </style:style>
    <style:style style:name="T114" style:family="text">
      <style:text-properties style:font-name="Liberation Sans Narrow" fo:font-size="10pt" fo:font-style="normal" officeooo:rsid="0156df12" style:font-name-asian="Kozuka Gothic Pr6N L" style:font-size-asian="10pt" style:font-style-asian="normal" style:font-name-complex="Open Sans" style:font-size-complex="10pt" style:font-style-complex="normal"/>
    </style:style>
    <style:style style:name="T115" style:family="text">
      <style:text-properties style:font-name="Liberation Sans Narrow" fo:font-size="10pt" fo:font-style="normal" officeooo:rsid="00ce80fd" style:font-name-asian="Kozuka Gothic Pr6N L" style:font-size-asian="10pt" style:font-style-asian="normal" style:font-name-complex="Open Sans" style:font-size-complex="10pt" style:font-style-complex="normal"/>
    </style:style>
    <style:style style:name="T116" style:family="text">
      <style:text-properties style:font-name="Liberation Sans Narrow" fo:font-size="10pt" fo:font-style="normal" officeooo:rsid="00fb00ec" style:font-name-asian="Kozuka Gothic Pr6N L" style:font-size-asian="10pt" style:font-style-asian="normal" style:font-name-complex="Open Sans" style:font-size-complex="10pt" style:font-style-complex="normal"/>
    </style:style>
    <style:style style:name="T117" style:family="text">
      <style:text-properties style:font-name="Liberation Sans Narrow" fo:font-size="10pt" fo:font-style="normal" officeooo:rsid="00ebebc1" style:font-name-asian="Kozuka Gothic Pr6N L" style:font-size-asian="10pt" style:font-style-asian="normal" style:font-name-complex="Open Sans" style:font-size-complex="10pt" style:font-style-complex="normal"/>
    </style:style>
    <style:style style:name="T118" style:family="text">
      <style:text-properties style:font-name="Liberation Sans Narrow" fo:font-size="10pt" fo:font-style="normal" officeooo:rsid="00bb90d9" style:font-name-asian="Kozuka Gothic Pr6N L" style:font-size-asian="10pt" style:font-style-asian="normal" style:font-name-complex="Open Sans" style:font-size-complex="10pt" style:font-style-complex="normal"/>
    </style:style>
    <style:style style:name="T119" style:family="text">
      <style:text-properties style:font-name="Liberation Sans Narrow" fo:font-size="10pt" fo:font-style="normal" officeooo:rsid="00e8b3cb" style:font-name-asian="Kozuka Gothic Pr6N L" style:font-size-asian="10pt" style:font-style-asian="normal" style:font-name-complex="Open Sans" style:font-size-complex="10pt" style:font-style-complex="normal"/>
    </style:style>
    <style:style style:name="T120" style:family="text">
      <style:text-properties style:font-name="Liberation Sans Narrow" fo:font-size="10pt" fo:font-style="normal" officeooo:rsid="00ed6f87" style:font-name-asian="Kozuka Gothic Pr6N L" style:font-size-asian="10pt" style:font-style-asian="normal" style:font-name-complex="Open Sans" style:font-size-complex="10pt" style:font-style-complex="normal"/>
    </style:style>
    <style:style style:name="T121" style:family="text">
      <style:text-properties style:font-name="Liberation Sans Narrow" fo:font-size="10pt" fo:font-style="normal" officeooo:rsid="00f290a4" style:font-name-asian="Kozuka Gothic Pr6N L" style:font-size-asian="10pt" style:font-style-asian="normal" style:font-name-complex="Open Sans" style:font-size-complex="10pt" style:font-style-complex="normal"/>
    </style:style>
    <style:style style:name="T122" style:family="text">
      <style:text-properties style:font-name="Liberation Sans Narrow" fo:font-size="10pt" fo:font-style="normal" officeooo:rsid="00f5ddc1" style:font-name-asian="Kozuka Gothic Pr6N L" style:font-size-asian="10pt" style:font-style-asian="normal" style:font-name-complex="Open Sans" style:font-size-complex="10pt" style:font-style-complex="normal"/>
    </style:style>
    <style:style style:name="T123" style:family="text">
      <style:text-properties style:font-name="Liberation Sans Narrow" fo:font-size="10pt" fo:font-style="normal" officeooo:rsid="00c946ea" style:font-name-asian="Kozuka Gothic Pr6N L" style:font-size-asian="10pt" style:font-style-asian="normal" style:font-name-complex="Open Sans" style:font-size-complex="10pt" style:font-style-complex="normal"/>
    </style:style>
    <style:style style:name="T124" style:family="text">
      <style:text-properties style:font-name="Liberation Sans Narrow" fo:font-size="10pt" fo:font-style="normal" officeooo:rsid="06158ed8" style:font-name-asian="Kozuka Gothic Pr6N L" style:font-size-asian="10pt" style:font-style-asian="normal" style:font-name-complex="Open Sans" style:font-size-complex="10pt" style:font-style-complex="normal"/>
    </style:style>
    <style:style style:name="T125" style:family="text">
      <style:text-properties style:font-name="Liberation Sans Narrow" fo:font-size="10pt" style:font-size-asian="10pt" style:font-size-complex="10pt"/>
    </style:style>
    <style:style style:name="T126" style:family="text">
      <style:text-properties style:font-name="Liberation Sans Narrow" fo:font-size="10pt" officeooo:rsid="037511dd" style:font-size-asian="10pt" style:font-size-complex="10pt"/>
    </style:style>
    <style:style style:name="T127" style:family="text">
      <style:text-properties style:font-name="Liberation Sans Narrow" fo:font-size="10pt" officeooo:rsid="03463f12" style:font-size-asian="10pt" style:font-size-complex="10pt"/>
    </style:style>
    <style:style style:name="T128" style:family="text">
      <style:text-properties style:font-name="Liberation Sans Narrow" fo:font-size="10pt" officeooo:rsid="03757d04" style:font-size-asian="10pt" style:font-size-complex="10pt"/>
    </style:style>
    <style:style style:name="T129" style:family="text">
      <style:text-properties style:font-name="Liberation Sans Narrow" fo:font-size="10pt" officeooo:rsid="053b706a" style:font-size-asian="10pt" style:font-size-complex="10pt"/>
    </style:style>
    <style:style style:name="T130" style:family="text">
      <style:text-properties style:font-name="Liberation Sans Narrow" fo:font-size="10pt" officeooo:rsid="03792063" style:font-size-asian="10pt" style:font-size-complex="10pt"/>
    </style:style>
    <style:style style:name="T131" style:family="text">
      <style:text-properties style:font-name="Liberation Sans Narrow" fo:font-size="10pt" officeooo:rsid="03855cde" style:font-size-asian="10pt" style:font-name-complex="Open Sans" style:font-size-complex="10pt"/>
    </style:style>
    <style:style style:name="T132" style:family="text">
      <style:text-properties style:font-name="Liberation Sans Narrow" fo:font-size="10pt" officeooo:rsid="038e9487" style:font-size-asian="10pt" style:font-name-complex="Open Sans" style:font-size-complex="10pt"/>
    </style:style>
    <style:style style:name="T133" style:family="text">
      <style:text-properties style:font-name="Liberation Sans Narrow" fo:font-size="10pt" officeooo:rsid="02dc682b" style:font-size-asian="10pt" style:font-name-complex="Open Sans" style:font-size-complex="10pt"/>
    </style:style>
    <style:style style:name="T134" style:family="text">
      <style:text-properties style:font-name="Liberation Sans Narrow" fo:font-size="10pt" officeooo:rsid="038b9f54" style:font-size-asian="10pt" style:font-name-complex="Open Sans" style:font-size-complex="10pt"/>
    </style:style>
    <style:style style:name="T135" style:family="text">
      <style:text-properties style:font-name="Liberation Sans Narrow" fo:font-size="10pt" officeooo:rsid="02fabdcb" style:font-size-asian="10pt" style:font-name-complex="Open Sans" style:font-size-complex="10pt"/>
    </style:style>
    <style:style style:name="T136" style:family="text">
      <style:text-properties style:font-name="Liberation Sans Narrow" fo:font-size="10pt" officeooo:rsid="02e8fa41" style:font-size-asian="10pt" style:font-name-complex="Open Sans" style:font-size-complex="10pt"/>
    </style:style>
    <style:style style:name="T137" style:family="text">
      <style:text-properties style:font-name="Liberation Sans Narrow" fo:font-size="10pt" officeooo:rsid="02fd6388" style:font-size-asian="10pt" style:font-name-complex="Open Sans" style:font-size-complex="10pt"/>
    </style:style>
    <style:style style:name="T138" style:family="text">
      <style:text-properties style:font-name="Liberation Sans Narrow" fo:font-size="10pt" officeooo:rsid="02fa8e94" style:font-size-asian="10pt" style:font-name-complex="Open Sans" style:font-size-complex="10pt"/>
    </style:style>
    <style:style style:name="T139" style:family="text">
      <style:text-properties style:font-name="Liberation Sans Narrow" fo:font-size="10pt" officeooo:rsid="02c8016c" style:font-size-asian="10pt" style:font-name-complex="Open Sans" style:font-size-complex="10pt"/>
    </style:style>
    <style:style style:name="T140" style:family="text">
      <style:text-properties style:font-name="Liberation Sans Narrow" fo:font-size="10pt" officeooo:rsid="02c8b519" style:font-size-asian="10pt" style:font-name-complex="Open Sans" style:font-size-complex="10pt"/>
    </style:style>
    <style:style style:name="T141" style:family="text">
      <style:text-properties style:font-name="Liberation Sans Narrow" fo:font-size="10pt" officeooo:rsid="02c8ea13" style:font-size-asian="10pt" style:font-name-complex="Open Sans" style:font-size-complex="10pt"/>
    </style:style>
    <style:style style:name="T142" style:family="text">
      <style:text-properties style:font-name="Liberation Sans Narrow" fo:font-size="10pt" officeooo:rsid="038073cc" style:font-size-asian="10pt" style:font-name-complex="Open Sans" style:font-size-complex="10pt"/>
    </style:style>
    <style:style style:name="T143" style:family="text">
      <style:text-properties style:font-name="Liberation Sans Narrow" fo:font-size="10pt" officeooo:rsid="02a2b64a" style:font-size-asian="10pt" style:font-name-complex="Open Sans" style:font-size-complex="10pt"/>
    </style:style>
    <style:style style:name="T144" style:family="text">
      <style:text-properties style:font-name="Liberation Sans Narrow" fo:font-size="10pt" officeooo:rsid="02b8bbaa" style:font-size-asian="10pt" style:font-name-complex="Open Sans" style:font-size-complex="10pt"/>
    </style:style>
    <style:style style:name="T145" style:family="text">
      <style:text-properties style:font-name="Liberation Sans Narrow" fo:font-size="10pt" officeooo:rsid="02a4927b" style:font-size-asian="10pt" style:font-name-complex="Open Sans" style:font-size-complex="10pt"/>
    </style:style>
    <style:style style:name="T146" style:family="text">
      <style:text-properties style:font-name="Liberation Sans Narrow" fo:font-size="10pt" officeooo:rsid="02a5c78c" style:font-size-asian="10pt" style:font-name-complex="Open Sans" style:font-size-complex="10pt"/>
    </style:style>
    <style:style style:name="T147" style:family="text">
      <style:text-properties style:font-name="Liberation Sans Narrow" fo:font-size="10pt" officeooo:rsid="02a90fce" style:font-size-asian="10pt" style:font-name-complex="Open Sans" style:font-size-complex="10pt"/>
    </style:style>
    <style:style style:name="T148" style:family="text">
      <style:text-properties style:font-name="Liberation Sans Narrow" fo:font-size="10pt" officeooo:rsid="02aa4a4a" style:font-size-asian="10pt" style:font-name-complex="Open Sans" style:font-size-complex="10pt"/>
    </style:style>
    <style:style style:name="T149" style:family="text">
      <style:text-properties style:font-name="Liberation Sans Narrow" fo:font-size="10pt" officeooo:rsid="02ac62c0" style:font-size-asian="10pt" style:font-name-complex="Open Sans" style:font-size-complex="10pt"/>
    </style:style>
    <style:style style:name="T150" style:family="text">
      <style:text-properties style:font-name="Liberation Sans Narrow" fo:font-size="10pt" officeooo:rsid="064108f4" style:font-size-asian="10pt" style:font-name-complex="Open Sans" style:font-size-complex="10pt"/>
    </style:style>
    <style:style style:name="T151" style:family="text">
      <style:text-properties style:font-name="Liberation Sans Narrow" fo:font-size="10pt" officeooo:rsid="071c7cfe" style:font-size-asian="10pt" style:font-name-complex="Open Sans" style:font-size-complex="10pt"/>
    </style:style>
    <style:style style:name="T152" style:family="text">
      <style:text-properties style:font-name="Liberation Sans Narrow" fo:font-size="10pt" officeooo:rsid="071ce66e" style:font-size-asian="10pt" style:font-name-complex="Open Sans" style:font-size-complex="10pt"/>
    </style:style>
    <style:style style:name="T153" style:family="text">
      <style:text-properties style:font-name="Liberation Sans Narrow" fo:font-size="10pt" style:text-underline-style="solid" style:text-underline-width="auto" style:text-underline-color="font-color" officeooo:rsid="010e9f60" style:font-name-asian="Kozuka Gothic Pr6N L" style:font-size-asian="10pt" style:font-name-complex="Open Sans" style:font-size-complex="10pt"/>
    </style:style>
    <style:style style:name="T154" style:family="text">
      <style:text-properties style:font-name="Liberation Sans Narrow" fo:font-size="10pt" style:text-underline-style="solid" style:text-underline-width="auto" style:text-underline-color="font-color" officeooo:rsid="01605481" style:font-name-asian="Kozuka Gothic Pr6N L" style:font-size-asian="10pt" style:font-name-complex="Open Sans" style:font-size-complex="10pt"/>
    </style:style>
    <style:style style:name="T155" style:family="text">
      <style:text-properties style:font-name="Liberation Sans Narrow" fo:font-size="10pt" style:text-underline-style="solid" style:text-underline-width="auto" style:text-underline-color="font-color" officeooo:rsid="05dc79c1" style:font-name-asian="Kozuka Gothic Pr6N L" style:font-size-asian="10pt" style:font-name-complex="Open Sans" style:font-size-complex="10pt"/>
    </style:style>
    <style:style style:name="T156" style:family="text">
      <style:text-properties style:font-name="Liberation Sans Narrow" fo:font-size="10pt" style:text-underline-style="solid" style:text-underline-width="auto" style:text-underline-color="font-color" officeooo:rsid="05dfc0c3" style:font-name-asian="Kozuka Gothic Pr6N L" style:font-size-asian="10pt" style:font-name-complex="Open Sans" style:font-size-complex="10pt"/>
    </style:style>
    <style:style style:name="T157" style:family="text">
      <style:text-properties style:font-name="Liberation Sans Narrow" fo:font-size="10pt" style:text-underline-style="solid" style:text-underline-width="auto" style:text-underline-color="font-color" officeooo:rsid="05e508df" style:font-name-asian="Kozuka Gothic Pr6N L" style:font-size-asian="10pt" style:font-name-complex="Open Sans" style:font-size-complex="10pt"/>
    </style:style>
    <style:style style:name="T158" style:family="text">
      <style:text-properties style:font-name="Liberation Sans Narrow" fo:font-size="10pt" style:text-underline-style="solid" style:text-underline-width="auto" style:text-underline-color="font-color" officeooo:rsid="036af2c0" style:font-name-asian="Kozuka Gothic Pr6N L" style:font-size-asian="10pt" style:font-name-complex="Open Sans" style:font-size-complex="10pt"/>
    </style:style>
    <style:style style:name="T159" style:family="text">
      <style:text-properties style:font-name="Liberation Sans Narrow" fo:font-size="10pt" style:text-underline-style="solid" style:text-underline-width="auto" style:text-underline-color="font-color" officeooo:rsid="010af873" style:font-name-asian="Kozuka Gothic Pr6N L" style:font-size-asian="10pt" style:font-name-complex="Open Sans" style:font-size-complex="10pt"/>
    </style:style>
    <style:style style:name="T160" style:family="text">
      <style:text-properties style:font-name="Liberation Sans Narrow" fo:font-size="10pt" style:text-underline-style="solid" style:text-underline-width="auto" style:text-underline-color="font-color" officeooo:rsid="0106de01" style:font-name-asian="Kozuka Gothic Pr6N L" style:font-size-asian="10pt" style:font-name-complex="Open Sans" style:font-size-complex="10pt"/>
    </style:style>
    <style:style style:name="T161" style:family="text">
      <style:text-properties style:font-name="Liberation Sans Narrow" fo:font-size="10pt" style:text-underline-style="solid" style:text-underline-width="auto" style:text-underline-color="font-color" officeooo:rsid="047d1bb9" style:font-name-asian="Kozuka Gothic Pr6N L" style:font-size-asian="10pt" style:font-name-complex="Open Sans" style:font-size-complex="10pt"/>
    </style:style>
    <style:style style:name="T162" style:family="text">
      <style:text-properties style:font-name="Liberation Sans Narrow" fo:font-size="10pt" style:text-underline-style="solid" style:text-underline-width="auto" style:text-underline-color="font-color" officeooo:rsid="02c8ea13" style:font-size-asian="10pt" style:font-name-complex="Open Sans" style:font-size-complex="10pt"/>
    </style:style>
    <style:style style:name="T163" style:family="text">
      <style:text-properties style:font-name="Liberation Sans Narrow" fo:font-size="10pt" style:text-underline-style="solid" style:text-underline-width="auto" style:text-underline-color="font-color" officeooo:rsid="02ac62c0" style:font-size-asian="10pt" style:font-name-complex="Open Sans" style:font-size-complex="10pt"/>
    </style:style>
    <style:style style:name="T164" style:family="text">
      <style:text-properties style:font-name="Liberation Sans Narrow" fo:font-size="10pt" style:text-underline-style="solid" style:text-underline-width="auto" style:text-underline-color="font-color" officeooo:rsid="02adea96" style:font-size-asian="10pt" style:font-name-complex="Open Sans" style:font-size-complex="10pt"/>
    </style:style>
    <style:style style:name="T165" style:family="text">
      <style:text-properties style:font-name="Liberation Sans Narrow" fo:font-size="10pt" style:text-underline-style="solid" style:text-underline-width="auto" style:text-underline-color="font-color" officeooo:rsid="010e0393" style:font-size-asian="10pt" style:font-name-complex="Open Sans" style:font-size-complex="10pt"/>
    </style:style>
    <style:style style:name="T166" style:family="text">
      <style:text-properties style:font-name="Liberation Sans Narrow" fo:font-size="10pt" style:text-underline-style="solid" style:text-underline-width="auto" style:text-underline-color="font-color" officeooo:rsid="043c7247" style:font-size-asian="10pt" style:font-name-complex="Open Sans" style:font-size-complex="10pt"/>
    </style:style>
    <style:style style:name="T167" style:family="text">
      <style:text-properties style:font-name="Liberation Sans Narrow" fo:font-size="10pt" style:text-underline-style="solid" style:text-underline-width="auto" style:text-underline-color="font-color" officeooo:rsid="071ee61e" style:font-size-asian="10pt" style:font-name-complex="Open Sans" style:font-size-complex="10pt"/>
    </style:style>
    <style:style style:name="T168" style:family="text">
      <style:text-properties style:font-name="Liberation Sans Narrow" fo:font-size="10pt" style:text-underline-style="solid" style:text-underline-width="auto" style:text-underline-color="font-color" officeooo:rsid="078b0e15" style:font-size-asian="10pt" style:font-name-complex="Open Sans" style:font-size-complex="10pt"/>
    </style:style>
    <style:style style:name="T169" style:family="text">
      <style:text-properties style:font-name="Liberation Sans Narrow" fo:font-size="10pt" style:text-underline-style="solid" style:text-underline-width="auto" style:text-underline-color="font-color" officeooo:rsid="0791a35b" style:font-size-asian="10pt" style:font-name-complex="Open Sans" style:font-size-complex="10pt"/>
    </style:style>
    <style:style style:name="T170" style:family="text">
      <style:text-properties style:font-name="Liberation Sans Narrow" fo:font-size="10pt" style:text-underline-style="solid" style:text-underline-width="auto" style:text-underline-color="font-color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71" style:family="text">
      <style:text-properties style:font-name="Liberation Sans Narrow" fo:font-size="10pt" style:text-underline-style="solid" style:text-underline-width="auto" style:text-underline-color="font-color" officeooo:rsid="002ee3a9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72" style:family="text">
      <style:text-properties style:font-name="Liberation Sans Narrow" fo:font-size="10pt" style:text-underline-style="solid" style:text-underline-width="auto" style:text-underline-color="font-color" officeooo:rsid="056338bf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73" style:family="text">
      <style:text-properties style:font-name="Liberation Sans Narrow" fo:font-size="10pt" style:text-underline-style="solid" style:text-underline-width="auto" style:text-underline-color="font-color" officeooo:rsid="0616cb20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74" style:family="text">
      <style:text-properties style:font-name="Liberation Sans Narrow" fo:font-size="10pt" style:text-underline-style="solid" style:text-underline-width="auto" style:text-underline-color="font-color" officeooo:rsid="01128f3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75" style:family="text">
      <style:text-properties style:font-name="Liberation Sans Narrow" fo:font-size="10pt" style:text-underline-style="solid" style:text-underline-width="auto" style:text-underline-color="font-color" officeooo:rsid="016087b7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76" style:family="text">
      <style:text-properties style:font-name="Liberation Sans Narrow" fo:font-size="10pt" style:text-underline-style="solid" style:text-underline-width="auto" style:text-underline-color="font-color" officeooo:rsid="05c78ef8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77" style:family="text">
      <style:text-properties style:font-name="Liberation Sans Narrow" fo:font-size="10pt" style:text-underline-style="solid" style:text-underline-width="auto" style:text-underline-color="font-color" officeooo:rsid="013dbffc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78" style:family="text">
      <style:text-properties style:font-name="Liberation Sans Narrow" fo:font-size="10pt" style:text-underline-style="solid" style:text-underline-width="auto" style:text-underline-color="font-color" officeooo:rsid="05686ee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79" style:family="text">
      <style:text-properties style:font-name="Liberation Sans Narrow" fo:font-size="10pt" style:text-underline-style="solid" style:text-underline-width="auto" style:text-underline-color="font-color" officeooo:rsid="050c333b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0" style:family="text">
      <style:text-properties style:font-name="Liberation Sans Narrow" fo:font-size="10pt" style:text-underline-style="solid" style:text-underline-width="auto" style:text-underline-color="font-color" officeooo:rsid="05f00b2b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1" style:family="text">
      <style:text-properties style:font-name="Liberation Sans Narrow" fo:font-size="10pt" style:text-underline-style="solid" style:text-underline-width="auto" style:text-underline-color="font-color" officeooo:rsid="0106de01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2" style:family="text">
      <style:text-properties style:font-name="Liberation Sans Narrow" fo:font-size="10pt" style:text-underline-style="solid" style:text-underline-width="auto" style:text-underline-color="font-color" officeooo:rsid="047ec4fb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3" style:family="text">
      <style:text-properties style:font-name="Liberation Sans Narrow" fo:font-size="10pt" style:text-underline-style="solid" style:text-underline-width="auto" style:text-underline-color="font-color" fo:font-weight="normal" officeooo:rsid="014f93ab" style:font-name-asian="Kozuka Gothic Pr6N L" style:font-size-asian="10pt" style:font-weight-asian="normal" style:font-name-complex="Open Sans" style:font-size-complex="10pt" style:font-weight-complex="normal"/>
    </style:style>
    <style:style style:name="T184" style:family="text">
      <style:text-properties style:font-name="Liberation Sans Narrow" fo:font-size="10pt" style:text-underline-style="solid" style:text-underline-width="auto" style:text-underline-color="font-color" fo:font-weight="normal" officeooo:rsid="07a89c65" style:font-name-asian="Kozuka Gothic Pr6N L" style:font-size-asian="10pt" style:font-weight-asian="normal" style:font-name-complex="Open Sans" style:font-size-complex="10pt" style:font-weight-complex="normal"/>
    </style:style>
    <style:style style:name="T185" style:family="text">
      <style:text-properties style:font-name="Liberation Sans Narrow" fo:font-size="10pt" style:text-underline-style="none" officeooo:rsid="02c8ea13" style:font-size-asian="10pt" style:font-name-complex="Open Sans" style:font-size-complex="10pt"/>
    </style:style>
    <style:style style:name="T186" style:family="text">
      <style:text-properties style:font-name="Liberation Sans Narrow" fo:font-size="10pt" style:text-underline-style="none" officeooo:rsid="02ac62c0" style:font-size-asian="10pt" style:font-name-complex="Open Sans" style:font-size-complex="10pt"/>
    </style:style>
    <style:style style:name="T187" style:family="text">
      <style:text-properties style:font-name="Liberation Sans Narrow" fo:font-size="10pt" style:text-underline-style="none" officeooo:rsid="03c3357f" style:font-size-asian="10pt" style:font-name-complex="Open Sans" style:font-size-complex="10pt"/>
    </style:style>
    <style:style style:name="T188" style:family="text">
      <style:text-properties style:font-name="Liberation Sans Narrow" fo:font-size="10pt" style:text-underline-style="none" officeooo:rsid="03c471ec" style:font-size-asian="10pt" style:font-name-complex="Open Sans" style:font-size-complex="10pt"/>
    </style:style>
    <style:style style:name="T189" style:family="text">
      <style:text-properties style:font-name="Liberation Sans Narrow" fo:font-size="10pt" style:text-underline-style="none" officeooo:rsid="03c25aff" style:font-size-asian="10pt" style:font-name-complex="Open Sans" style:font-size-complex="10pt"/>
    </style:style>
    <style:style style:name="T190" style:family="text">
      <style:text-properties style:font-name="Liberation Sans Narrow" fo:font-size="10pt" style:text-underline-style="none" officeooo:rsid="03c0cdcc" style:font-size-asian="10pt" style:font-name-complex="Open Sans" style:font-size-complex="10pt"/>
    </style:style>
    <style:style style:name="T191" style:family="text">
      <style:text-properties style:font-name="Liberation Sans Narrow" fo:font-size="10pt" style:text-underline-style="none" officeooo:rsid="010e0393" style:font-size-asian="10pt" style:font-name-complex="Open Sans" style:font-size-complex="10pt"/>
    </style:style>
    <style:style style:name="T192" style:family="text">
      <style:text-properties style:font-name="Liberation Sans Narrow" fo:font-size="10pt" style:text-underline-style="none" officeooo:rsid="01890ba9" style:font-size-asian="10pt" style:font-name-complex="Open Sans" style:font-size-complex="10pt"/>
    </style:style>
    <style:style style:name="T193" style:family="text">
      <style:text-properties style:font-name="Liberation Sans Narrow" fo:font-size="10pt" style:text-underline-style="none" officeooo:rsid="03c7cee7" style:font-size-asian="10pt" style:font-name-complex="Open Sans" style:font-size-complex="10pt"/>
    </style:style>
    <style:style style:name="T194" style:family="text">
      <style:text-properties style:font-name="Liberation Sans Narrow" fo:font-size="10pt" style:text-underline-style="none" officeooo:rsid="04382237" style:font-size-asian="10pt" style:font-name-complex="Open Sans" style:font-size-complex="10pt"/>
    </style:style>
    <style:style style:name="T195" style:family="text">
      <style:text-properties style:font-name="Liberation Sans Narrow" fo:font-size="10pt" style:text-underline-style="none" officeooo:rsid="0439cf35" style:font-size-asian="10pt" style:font-name-complex="Open Sans" style:font-size-complex="10pt"/>
    </style:style>
    <style:style style:name="T196" style:family="text">
      <style:text-properties style:font-name="Liberation Sans Narrow" fo:font-size="10pt" style:text-underline-style="none" officeooo:rsid="03310bf0" style:font-size-asian="10pt" style:font-name-complex="Open Sans" style:font-size-complex="10pt"/>
    </style:style>
    <style:style style:name="T197" style:family="text">
      <style:text-properties style:font-name="Liberation Sans Narrow" fo:font-size="10pt" style:text-underline-style="none" officeooo:rsid="032ceadb" style:font-size-asian="10pt" style:font-name-complex="Open Sans" style:font-size-complex="10pt"/>
    </style:style>
    <style:style style:name="T198" style:family="text">
      <style:text-properties style:font-name="Liberation Sans Narrow" fo:font-size="10pt" style:text-underline-style="none" officeooo:rsid="071ee61e" style:font-size-asian="10pt" style:font-name-complex="Open Sans" style:font-size-complex="10pt"/>
    </style:style>
    <style:style style:name="T199" style:family="text">
      <style:text-properties style:font-name="Liberation Sans Narrow" fo:font-size="10pt" style:text-underline-style="none" officeooo:rsid="02adea96" style:font-size-asian="10pt" style:font-name-complex="Open Sans" style:font-size-complex="10pt"/>
    </style:style>
    <style:style style:name="T200" style:family="text">
      <style:text-properties style:font-name="Liberation Sans Narrow" fo:font-size="10pt" style:text-underline-style="none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1" style:family="text">
      <style:text-properties style:font-name="Liberation Sans Narrow" fo:font-size="10pt" style:text-underline-style="none" officeooo:rsid="03150994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2" style:family="text">
      <style:text-properties style:font-name="Liberation Sans Narrow" fo:font-size="10pt" style:text-underline-style="none" officeooo:rsid="046cca3b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3" style:family="text">
      <style:text-properties style:font-name="Liberation Sans Narrow" fo:font-size="10pt" style:text-underline-style="none" officeooo:rsid="04468641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4" style:family="text">
      <style:text-properties style:font-name="Liberation Sans Narrow" fo:font-size="10pt" style:text-underline-style="none" officeooo:rsid="0472a557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5" style:family="text">
      <style:text-properties style:font-name="Liberation Sans Narrow" fo:font-size="10pt" style:text-underline-style="none" officeooo:rsid="04709a10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6" style:family="text">
      <style:text-properties style:font-name="Liberation Sans Narrow" fo:font-size="10pt" style:text-underline-style="none" officeooo:rsid="0471e11d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7" style:family="text">
      <style:text-properties style:font-name="Liberation Sans Narrow" fo:font-size="10pt" style:text-underline-style="none" officeooo:rsid="04493312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8" style:family="text">
      <style:text-properties style:font-name="Liberation Sans Narrow" fo:font-size="10pt" style:text-underline-style="none" officeooo:rsid="01128f3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9" style:family="text">
      <style:text-properties style:font-name="Liberation Sans Narrow" fo:font-size="10pt" style:text-underline-style="none" officeooo:rsid="056338bf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0" style:family="text">
      <style:text-properties style:font-name="Liberation Sans Narrow" fo:font-size="10pt" style:text-underline-style="none" officeooo:rsid="0616cb20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1" style:family="text">
      <style:text-properties style:font-name="Liberation Sans Narrow" fo:font-size="10pt" style:text-underline-style="none" officeooo:rsid="016087b7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2" style:family="text">
      <style:text-properties style:font-name="Liberation Sans Narrow" fo:font-size="10pt" style:text-underline-style="none" officeooo:rsid="013dbffc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3" style:family="text">
      <style:text-properties style:font-name="Liberation Sans Narrow" fo:font-size="10pt" style:text-underline-style="none" officeooo:rsid="05686ee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4" style:family="text">
      <style:text-properties style:font-name="Liberation Sans Narrow" fo:font-size="10pt" style:text-underline-style="none" officeooo:rsid="05679be9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5" style:family="text">
      <style:text-properties style:font-name="Liberation Sans Narrow" fo:font-size="10pt" style:text-underline-style="none" officeooo:rsid="063a37a5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6" style:family="text">
      <style:text-properties style:font-name="Liberation Sans Narrow" fo:font-size="10pt" style:text-underline-style="none" officeooo:rsid="063b654d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7" style:family="text">
      <style:text-properties style:font-name="Liberation Sans Narrow" fo:font-size="10pt" style:text-underline-style="none" officeooo:rsid="063c361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8" style:family="text">
      <style:text-properties style:font-name="Liberation Sans Narrow" fo:font-size="10pt" style:text-underline-style="none" officeooo:rsid="06e8234d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9" style:family="text">
      <style:text-properties style:font-name="Liberation Sans Narrow" fo:font-size="10pt" style:text-underline-style="none" officeooo:rsid="06e954c8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0" style:family="text">
      <style:text-properties style:font-name="Liberation Sans Narrow" fo:font-size="10pt" style:text-underline-style="none" officeooo:rsid="06eb17e2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1" style:family="text">
      <style:text-properties style:font-name="Liberation Sans Narrow" fo:font-size="10pt" style:text-underline-style="none" officeooo:rsid="06edf35d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2" style:family="text">
      <style:text-properties style:font-name="Liberation Sans Narrow" fo:font-size="10pt" style:text-underline-style="none" officeooo:rsid="06ee58e7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3" style:family="text">
      <style:text-properties style:font-name="Liberation Sans Narrow" fo:font-size="10pt" style:text-underline-style="none" officeooo:rsid="06f01c81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4" style:family="text">
      <style:text-properties style:font-name="Liberation Sans Narrow" fo:font-size="10pt" style:text-underline-style="none" officeooo:rsid="06f72cec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5" style:family="text">
      <style:text-properties style:font-name="Liberation Sans Narrow" fo:font-size="10pt" style:text-underline-style="none" officeooo:rsid="06f86232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6" style:family="text">
      <style:text-properties style:font-name="Liberation Sans Narrow" fo:font-size="10pt" style:text-underline-style="none" officeooo:rsid="06faf80b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7" style:family="text">
      <style:text-properties style:font-name="Liberation Sans Narrow" fo:font-size="10pt" style:text-underline-style="none" officeooo:rsid="06fc8cc4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8" style:family="text">
      <style:text-properties style:font-name="Liberation Sans Narrow" fo:font-size="10pt" style:text-underline-style="none" officeooo:rsid="0712801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9" style:family="text">
      <style:text-properties style:font-name="Liberation Sans Narrow" fo:font-size="10pt" style:text-underline-style="none" officeooo:rsid="071450bb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30" style:family="text">
      <style:text-properties style:font-name="Liberation Sans Narrow" fo:font-size="10pt" style:text-underline-style="none" style:font-name-asian="Kozuka Gothic Pr6N L" style:font-size-asian="10pt" style:font-name-complex="Open Sans" style:font-size-complex="10pt"/>
    </style:style>
    <style:style style:name="T231" style:family="text">
      <style:text-properties style:font-name="Liberation Sans Narrow" fo:font-size="10pt" style:text-underline-style="none" officeooo:rsid="010af873" style:font-name-asian="Kozuka Gothic Pr6N L" style:font-size-asian="10pt" style:font-name-complex="Open Sans" style:font-size-complex="10pt"/>
    </style:style>
    <style:style style:name="T232" style:family="text">
      <style:text-properties style:font-name="Liberation Sans Narrow" fo:font-size="10pt" style:text-underline-style="none" officeooo:rsid="0106de01" style:font-name-asian="Kozuka Gothic Pr6N L" style:font-size-asian="10pt" style:font-name-complex="Open Sans" style:font-size-complex="10pt"/>
    </style:style>
    <style:style style:name="T233" style:family="text">
      <style:text-properties style:font-name="Liberation Sans Narrow" fo:font-size="10pt" style:text-underline-style="none" officeooo:rsid="047d1bb9" style:font-name-asian="Kozuka Gothic Pr6N L" style:font-size-asian="10pt" style:font-name-complex="Open Sans" style:font-size-complex="10pt"/>
    </style:style>
    <style:style style:name="T234" style:family="text">
      <style:text-properties style:font-name="Liberation Sans Narrow" fo:font-size="10pt" style:text-underline-style="none" officeooo:rsid="05dc79c1" style:font-name-asian="Kozuka Gothic Pr6N L" style:font-size-asian="10pt" style:font-name-complex="Open Sans" style:font-size-complex="10pt"/>
    </style:style>
    <style:style style:name="T235" style:family="text">
      <style:text-properties style:font-name="Liberation Sans Narrow" fo:font-size="10pt" style:text-underline-style="none" officeooo:rsid="041454f7" style:font-name-asian="Kozuka Gothic Pr6N L" style:font-size-asian="10pt" style:font-name-complex="Open Sans" style:font-size-complex="10pt"/>
    </style:style>
    <style:style style:name="T236" style:family="text">
      <style:text-properties style:font-name="Liberation Sans Narrow" fo:font-size="10pt" style:text-underline-style="none" officeooo:rsid="04117a73" style:font-name-asian="Kozuka Gothic Pr6N L" style:font-size-asian="10pt" style:font-name-complex="Open Sans" style:font-size-complex="10pt"/>
    </style:style>
    <style:style style:name="T237" style:family="text">
      <style:text-properties style:font-name="Liberation Sans Narrow" fo:font-size="10pt" style:text-underline-style="none" officeooo:rsid="0416e27f" style:font-name-asian="Kozuka Gothic Pr6N L" style:font-size-asian="10pt" style:font-name-complex="Open Sans" style:font-size-complex="10pt"/>
    </style:style>
    <style:style style:name="T238" style:family="text">
      <style:text-properties style:font-name="Liberation Sans Narrow" fo:font-size="10pt" style:text-underline-style="none" officeooo:rsid="04b22c48" style:font-name-asian="Kozuka Gothic Pr6N L" style:font-size-asian="10pt" style:font-name-complex="Open Sans" style:font-size-complex="10pt"/>
    </style:style>
    <style:style style:name="T239" style:family="text">
      <style:text-properties style:font-name="Liberation Sans Narrow" fo:font-size="10pt" style:text-underline-style="none" officeooo:rsid="04b517d5" style:font-name-asian="Kozuka Gothic Pr6N L" style:font-size-asian="10pt" style:font-name-complex="Open Sans" style:font-size-complex="10pt"/>
    </style:style>
    <style:style style:name="T240" style:family="text">
      <style:text-properties style:font-name="Liberation Sans Narrow" fo:font-size="10pt" style:text-underline-style="none" officeooo:rsid="0416f925" style:font-name-asian="Kozuka Gothic Pr6N L" style:font-size-asian="10pt" style:font-name-complex="Open Sans" style:font-size-complex="10pt"/>
    </style:style>
    <style:style style:name="T241" style:family="text">
      <style:text-properties style:font-name="Liberation Sans Narrow" fo:font-size="10pt" style:text-underline-style="none" officeooo:rsid="05efd724" style:font-name-asian="Kozuka Gothic Pr6N L" style:font-size-asian="10pt" style:font-name-complex="Open Sans" style:font-size-complex="10pt"/>
    </style:style>
    <style:style style:name="T242" style:family="text">
      <style:text-properties style:font-name="Liberation Sans Narrow" fo:font-size="10pt" style:text-underline-style="none" officeooo:rsid="010e9f60" style:font-name-asian="Kozuka Gothic Pr6N L" style:font-size-asian="10pt" style:font-name-complex="Open Sans" style:font-size-complex="10pt"/>
    </style:style>
    <style:style style:name="T243" style:family="text">
      <style:text-properties style:font-name="Liberation Sans Narrow" fo:font-size="10pt" style:text-underline-style="none" officeooo:rsid="068aab8a" style:font-name-asian="Kozuka Gothic Pr6N L" style:font-size-asian="10pt" style:font-name-complex="Open Sans" style:font-size-complex="10pt"/>
    </style:style>
    <style:style style:name="T244" style:family="text">
      <style:text-properties style:font-name="Liberation Sans Narrow" fo:font-size="10pt" style:text-underline-style="none" officeooo:rsid="06a9aa66" style:font-name-asian="Kozuka Gothic Pr6N L" style:font-size-asian="10pt" style:font-name-complex="Open Sans" style:font-size-complex="10pt"/>
    </style:style>
    <style:style style:name="T245" style:family="text">
      <style:text-properties style:font-name="Liberation Sans Narrow" fo:font-size="10pt" style:text-underline-style="none" officeooo:rsid="06b30838" style:font-name-asian="Kozuka Gothic Pr6N L" style:font-size-asian="10pt" style:font-name-complex="Open Sans" style:font-size-complex="10pt"/>
    </style:style>
    <style:style style:name="T246" style:family="text">
      <style:text-properties style:font-name="Liberation Sans Narrow" fo:font-size="10pt" style:text-underline-style="none" officeooo:rsid="06b597e1" style:font-name-asian="Kozuka Gothic Pr6N L" style:font-size-asian="10pt" style:font-name-complex="Open Sans" style:font-size-complex="10pt"/>
    </style:style>
    <style:style style:name="T247" style:family="text">
      <style:text-properties style:font-name="Liberation Sans Narrow" fo:font-size="10pt" style:text-underline-style="none" officeooo:rsid="042dd527" style:font-name-asian="Kozuka Gothic Pr6N L" style:font-size-asian="10pt" style:font-name-complex="Open Sans" style:font-size-complex="10pt"/>
    </style:style>
    <style:style style:name="T248" style:family="text">
      <style:text-properties style:font-name="Liberation Sans Narrow" fo:font-size="10pt" style:text-underline-style="none" officeooo:rsid="017a3844" style:font-name-asian="Kozuka Gothic Pr6N L" style:font-size-asian="10pt" style:font-name-complex="Open Sans" style:font-size-complex="10pt"/>
    </style:style>
    <style:style style:name="T249" style:family="text">
      <style:text-properties style:font-name="Liberation Sans Narrow" fo:font-size="10pt" style:text-underline-style="none" officeooo:rsid="0469c90c" style:font-name-asian="Kozuka Gothic Pr6N L" style:font-size-asian="10pt" style:font-name-complex="Open Sans" style:font-size-complex="10pt"/>
    </style:style>
    <style:style style:name="T250" style:family="text">
      <style:text-properties style:font-name="Liberation Sans Narrow" fo:font-size="10pt" style:text-underline-style="none" officeooo:rsid="037cad01" style:font-name-asian="Kozuka Gothic Pr6N L" style:font-size-asian="10pt" style:font-name-complex="Open Sans" style:font-size-complex="10pt"/>
    </style:style>
    <style:style style:name="T251" style:family="text">
      <style:text-properties style:font-name="Liberation Sans Narrow" fo:font-size="10pt" style:text-underline-style="none" officeooo:rsid="015293c2" style:font-name-asian="Kozuka Gothic Pr6N L" style:font-size-asian="10pt" style:font-name-complex="Open Sans" style:font-size-complex="10pt"/>
    </style:style>
    <style:style style:name="T252" style:family="text">
      <style:text-properties style:font-name="Liberation Sans Narrow" fo:font-size="10pt" style:text-underline-style="none" officeooo:rsid="06bce0d7" style:font-name-asian="Kozuka Gothic Pr6N L" style:font-size-asian="10pt" style:font-name-complex="Open Sans" style:font-size-complex="10pt"/>
    </style:style>
    <style:style style:name="T253" style:family="text">
      <style:text-properties style:font-name="Liberation Sans Narrow" fo:font-size="10pt" style:text-underline-style="none" officeooo:rsid="06be594e" style:font-name-asian="Kozuka Gothic Pr6N L" style:font-size-asian="10pt" style:font-name-complex="Open Sans" style:font-size-complex="10pt"/>
    </style:style>
    <style:style style:name="T254" style:family="text">
      <style:text-properties style:font-name="Liberation Sans Narrow" fo:font-size="10pt" style:text-underline-style="none" officeooo:rsid="06be73d2" style:font-name-asian="Kozuka Gothic Pr6N L" style:font-size-asian="10pt" style:font-name-complex="Open Sans" style:font-size-complex="10pt"/>
    </style:style>
    <style:style style:name="T255" style:family="text">
      <style:text-properties style:font-name="Liberation Sans Narrow" fo:font-size="10pt" style:text-underline-style="none" officeooo:rsid="06c27c00" style:font-name-asian="Kozuka Gothic Pr6N L" style:font-size-asian="10pt" style:font-name-complex="Open Sans" style:font-size-complex="10pt"/>
    </style:style>
    <style:style style:name="T256" style:family="text">
      <style:text-properties style:font-name="Liberation Sans Narrow" fo:font-size="10pt" style:text-underline-style="none" officeooo:rsid="06c2b63f" style:font-name-asian="Kozuka Gothic Pr6N L" style:font-size-asian="10pt" style:font-name-complex="Open Sans" style:font-size-complex="10pt"/>
    </style:style>
    <style:style style:name="T257" style:family="text">
      <style:text-properties style:font-name="Liberation Sans Narrow" fo:font-size="10pt" style:text-underline-style="none" officeooo:rsid="06c6acd5" style:font-name-asian="Kozuka Gothic Pr6N L" style:font-size-asian="10pt" style:font-name-complex="Open Sans" style:font-size-complex="10pt"/>
    </style:style>
    <style:style style:name="T258" style:family="text">
      <style:text-properties style:font-name="Liberation Sans Narrow" fo:font-size="10pt" style:text-underline-style="none" officeooo:rsid="06c96613" style:font-name-asian="Kozuka Gothic Pr6N L" style:font-size-asian="10pt" style:font-name-complex="Open Sans" style:font-size-complex="10pt"/>
    </style:style>
    <style:style style:name="T259" style:family="text">
      <style:text-properties style:font-name="Liberation Sans Narrow" fo:font-size="10pt" style:text-underline-style="none" officeooo:rsid="06cd3b63" style:font-name-asian="Kozuka Gothic Pr6N L" style:font-size-asian="10pt" style:font-name-complex="Open Sans" style:font-size-complex="10pt"/>
    </style:style>
    <style:style style:name="T260" style:family="text">
      <style:text-properties style:font-name="Liberation Sans Narrow" fo:font-size="10pt" style:text-underline-style="none" officeooo:rsid="06d207f4" style:font-name-asian="Kozuka Gothic Pr6N L" style:font-size-asian="10pt" style:font-name-complex="Open Sans" style:font-size-complex="10pt"/>
    </style:style>
    <style:style style:name="T261" style:family="text">
      <style:text-properties style:font-name="Liberation Sans Narrow" fo:font-size="10pt" style:text-underline-style="none" officeooo:rsid="06d761cf" style:font-name-asian="Kozuka Gothic Pr6N L" style:font-size-asian="10pt" style:font-name-complex="Open Sans" style:font-size-complex="10pt"/>
    </style:style>
    <style:style style:name="T262" style:family="text">
      <style:text-properties style:font-name="Liberation Sans Narrow" fo:font-size="10pt" style:text-underline-style="none" officeooo:rsid="06da2400" style:font-name-asian="Kozuka Gothic Pr6N L" style:font-size-asian="10pt" style:font-name-complex="Open Sans" style:font-size-complex="10pt"/>
    </style:style>
    <style:style style:name="T263" style:family="text">
      <style:text-properties style:font-name="Liberation Sans Narrow" fo:font-size="10pt" style:text-underline-style="none" officeooo:rsid="06e070dd" style:font-name-asian="Kozuka Gothic Pr6N L" style:font-size-asian="10pt" style:font-name-complex="Open Sans" style:font-size-complex="10pt"/>
    </style:style>
    <style:style style:name="T264" style:family="text">
      <style:text-properties style:font-name="Liberation Sans Narrow" fo:font-size="10pt" style:text-underline-style="none" officeooo:rsid="06de5493" style:font-name-asian="Kozuka Gothic Pr6N L" style:font-size-asian="10pt" style:font-name-complex="Open Sans" style:font-size-complex="10pt"/>
    </style:style>
    <style:style style:name="T265" style:family="text">
      <style:text-properties style:font-name="Liberation Sans Narrow" fo:font-size="10pt" style:text-underline-style="none" officeooo:rsid="05dfc0c3" style:font-name-asian="Kozuka Gothic Pr6N L" style:font-size-asian="10pt" style:font-name-complex="Open Sans" style:font-size-complex="10pt"/>
    </style:style>
    <style:style style:name="T266" style:family="text">
      <style:text-properties style:font-name="Liberation Sans Narrow" fo:font-size="10pt" style:text-underline-style="none" officeooo:rsid="074cc947" style:font-name-asian="Kozuka Gothic Pr6N L" style:font-size-asian="10pt" style:font-name-complex="Open Sans" style:font-size-complex="10pt"/>
    </style:style>
    <style:style style:name="T267" style:family="text">
      <style:text-properties style:font-name="Liberation Sans Narrow" fo:font-size="10pt" style:text-underline-style="none" officeooo:rsid="0750a46c" style:font-name-asian="Kozuka Gothic Pr6N L" style:font-size-asian="10pt" style:font-name-complex="Open Sans" style:font-size-complex="10pt"/>
    </style:style>
    <style:style style:name="T268" style:family="text">
      <style:text-properties style:font-name="Liberation Sans Narrow" fo:font-size="10pt" style:text-underline-style="none" officeooo:rsid="0757d8f8" style:font-name-asian="Kozuka Gothic Pr6N L" style:font-size-asian="10pt" style:font-name-complex="Open Sans" style:font-size-complex="10pt"/>
    </style:style>
    <style:style style:name="T269" style:family="text">
      <style:text-properties style:font-name="Liberation Sans Narrow" fo:font-size="10pt" style:text-underline-style="none" officeooo:rsid="075836da" style:font-name-asian="Kozuka Gothic Pr6N L" style:font-size-asian="10pt" style:font-name-complex="Open Sans" style:font-size-complex="10pt"/>
    </style:style>
    <style:style style:name="T270" style:family="text">
      <style:text-properties style:font-name="Liberation Sans Narrow" fo:font-size="10pt" style:text-underline-style="none" officeooo:rsid="07593273" style:font-name-asian="Kozuka Gothic Pr6N L" style:font-size-asian="10pt" style:font-name-complex="Open Sans" style:font-size-complex="10pt"/>
    </style:style>
    <style:style style:name="T271" style:family="text">
      <style:text-properties style:font-name="Liberation Sans Narrow" fo:font-size="10pt" style:text-underline-style="none" officeooo:rsid="075ac51d" style:font-name-asian="Kozuka Gothic Pr6N L" style:font-size-asian="10pt" style:font-name-complex="Open Sans" style:font-size-complex="10pt"/>
    </style:style>
    <style:style style:name="T272" style:family="text">
      <style:text-properties style:font-name="Liberation Sans Narrow" fo:font-size="10pt" style:text-underline-style="none" officeooo:rsid="07633d38" style:font-name-asian="Kozuka Gothic Pr6N L" style:font-size-asian="10pt" style:font-name-complex="Open Sans" style:font-size-complex="10pt"/>
    </style:style>
    <style:style style:name="T273" style:family="text">
      <style:text-properties style:font-name="Liberation Sans Narrow" fo:font-size="10pt" style:text-underline-style="none" officeooo:rsid="07656d54" style:font-name-asian="Kozuka Gothic Pr6N L" style:font-size-asian="10pt" style:font-name-complex="Open Sans" style:font-size-complex="10pt"/>
    </style:style>
    <style:style style:name="T274" style:family="text">
      <style:text-properties style:font-name="Liberation Sans Narrow" fo:font-size="10pt" style:text-underline-style="none" officeooo:rsid="0767423a" style:font-name-asian="Kozuka Gothic Pr6N L" style:font-size-asian="10pt" style:font-name-complex="Open Sans" style:font-size-complex="10pt"/>
    </style:style>
    <style:style style:name="T275" style:family="text">
      <style:text-properties style:font-name="Liberation Sans Narrow" fo:font-size="10pt" style:text-underline-style="none" officeooo:rsid="076b6946" style:font-name-asian="Kozuka Gothic Pr6N L" style:font-size-asian="10pt" style:font-name-complex="Open Sans" style:font-size-complex="10pt"/>
    </style:style>
    <style:style style:name="T276" style:family="text">
      <style:text-properties style:font-name="Liberation Sans Narrow" fo:font-size="10pt" style:text-underline-style="none" officeooo:rsid="07e44e5a" style:font-name-asian="Kozuka Gothic Pr6N L" style:font-size-asian="10pt" style:font-name-complex="Open Sans" style:font-size-complex="10pt"/>
    </style:style>
    <style:style style:name="T277" style:family="text">
      <style:text-properties style:font-name="Liberation Sans Narrow" fo:font-size="10pt" style:text-underline-style="none" officeooo:rsid="081213b2" style:font-name-asian="Kozuka Gothic Pr6N L" style:font-size-asian="10pt" style:font-name-complex="Open Sans" style:font-size-complex="10pt"/>
    </style:style>
    <style:style style:name="T278" style:family="text">
      <style:text-properties style:font-name="Liberation Sans Narrow" fo:font-size="10pt" style:text-underline-style="none" officeooo:rsid="0812686b" style:font-name-asian="Kozuka Gothic Pr6N L" style:font-size-asian="10pt" style:font-name-complex="Open Sans" style:font-size-complex="10pt"/>
    </style:style>
    <style:style style:name="T279" style:family="text">
      <style:text-properties style:font-name="Liberation Sans Narrow" fo:font-size="10pt" style:text-underline-style="none" fo:font-weight="bold" officeooo:rsid="01128f33" style:text-underline-mode="continuous" style:text-overline-mode="continuous" style:text-line-through-mode="continuous" style:font-name-asian="Kozuka Gothic Pr6N L" style:font-size-asian="10pt" style:font-weight-asian="bold" style:font-name-complex="Open Sans" style:font-size-complex="10pt"/>
    </style:style>
    <style:style style:name="T280" style:family="text">
      <style:text-properties style:font-name="Liberation Sans Narrow" fo:font-size="10pt" style:text-underline-style="none" fo:font-weight="bold" officeooo:rsid="04493312" style:text-underline-mode="continuous" style:text-overline-mode="continuous" style:text-line-through-mode="continuous" style:font-name-asian="Kozuka Gothic Pr6N L" style:font-size-asian="10pt" style:font-weight-asian="bold" style:font-name-complex="Open Sans" style:font-size-complex="10pt" style:font-weight-complex="bold"/>
    </style:style>
    <style:style style:name="T281" style:family="text">
      <style:text-properties style:font-name="Liberation Sans Narrow" fo:font-size="10pt" style:text-underline-style="none" fo:font-weight="bold" officeooo:rsid="06e6d88b" style:text-underline-mode="continuous" style:text-overline-mode="continuous" style:text-line-through-mode="continuous" style:font-name-asian="Kozuka Gothic Pr6N L" style:font-size-asian="10pt" style:font-weight-asian="bold" style:font-name-complex="Open Sans" style:font-size-complex="10pt" style:font-weight-complex="bold"/>
    </style:style>
    <style:style style:name="T282" style:family="text">
      <style:text-properties style:font-name="Liberation Sans Narrow" fo:font-size="10pt" style:text-underline-style="none" fo:font-weight="bold" officeooo:rsid="06eb17e2" style:text-underline-mode="continuous" style:text-overline-mode="continuous" style:text-line-through-mode="continuous" style:font-name-asian="Kozuka Gothic Pr6N L" style:font-size-asian="10pt" style:font-weight-asian="bold" style:font-name-complex="Open Sans" style:font-size-complex="10pt" style:font-weight-complex="bold"/>
    </style:style>
    <style:style style:name="T283" style:family="text">
      <style:text-properties style:font-name="Liberation Sans Narrow" fo:font-size="10pt" style:text-underline-style="none" fo:font-weight="bold" officeooo:rsid="06eced9a" style:text-underline-mode="continuous" style:text-overline-mode="continuous" style:text-line-through-mode="continuous" style:font-name-asian="Kozuka Gothic Pr6N L" style:font-size-asian="10pt" style:font-weight-asian="bold" style:font-name-complex="Open Sans" style:font-size-complex="10pt" style:font-weight-complex="bold"/>
    </style:style>
    <style:style style:name="T284" style:family="text">
      <style:text-properties style:font-name="Liberation Sans Narrow" fo:font-size="10pt" style:text-underline-style="none" fo:font-weight="normal" officeooo:rsid="07a89c65" style:font-name-asian="Kozuka Gothic Pr6N L" style:font-size-asian="10pt" style:font-weight-asian="normal" style:font-name-complex="Open Sans" style:font-size-complex="10pt" style:font-weight-complex="normal"/>
    </style:style>
    <style:style style:name="T285" style:family="text">
      <style:text-properties style:font-name="Liberation Sans Narrow" fo:font-size="10pt" fo:font-weight="normal" officeooo:rsid="014f93ab" style:font-name-asian="Kozuka Gothic Pr6N L" style:font-size-asian="10pt" style:font-weight-asian="normal" style:font-name-complex="Open Sans" style:font-size-complex="10pt" style:font-weight-complex="normal"/>
    </style:style>
    <style:style style:name="T286" style:family="text">
      <style:text-properties style:font-name="Liberation Sans Narrow" fo:font-size="10pt" fo:font-weight="normal" officeooo:rsid="0616cb20" style:font-name-asian="Kozuka Gothic Pr6N L" style:font-size-asian="10pt" style:font-weight-asian="normal" style:font-name-complex="Open Sans" style:font-size-complex="10pt" style:font-weight-complex="normal"/>
    </style:style>
    <style:style style:name="T287" style:family="text">
      <style:text-properties style:font-name="Liberation Sans Narrow" fo:font-size="10pt" fo:font-weight="normal" officeooo:rsid="070d8c79" style:font-name-asian="Kozuka Gothic Pr6N L" style:font-size-asian="10pt" style:font-weight-asian="normal" style:font-name-complex="Open Sans" style:font-size-complex="10pt" style:font-weight-complex="normal"/>
    </style:style>
    <style:style style:name="T288" style:family="text">
      <style:text-properties style:font-name="Liberation Sans Narrow" fo:font-size="10pt" fo:font-weight="normal" officeooo:rsid="07093e36" style:font-name-asian="Kozuka Gothic Pr6N L" style:font-size-asian="10pt" style:font-weight-asian="normal" style:font-name-complex="Open Sans" style:font-size-complex="10pt" style:font-weight-complex="normal"/>
    </style:style>
    <style:style style:name="T289" style:family="text">
      <style:text-properties style:font-name="Liberation Sans Narrow" fo:font-size="10pt" fo:font-weight="normal" officeooo:rsid="065255d8" style:font-name-asian="Kozuka Gothic Pr6N L" style:font-size-asian="10pt" style:font-weight-asian="normal" style:font-name-complex="Open Sans" style:font-size-complex="10pt" style:font-weight-complex="normal"/>
    </style:style>
    <style:style style:name="T290" style:family="text">
      <style:text-properties style:font-name="Liberation Sans Narrow" fo:font-size="10pt" fo:font-weight="normal" officeooo:rsid="070c6ae4" style:font-name-asian="Kozuka Gothic Pr6N L" style:font-size-asian="10pt" style:font-weight-asian="normal" style:font-name-complex="Open Sans" style:font-size-complex="10pt" style:font-weight-complex="normal"/>
    </style:style>
    <style:style style:name="T291" style:family="text">
      <style:text-properties style:font-name="Liberation Sans Narrow" fo:font-size="10pt" fo:font-weight="normal" officeooo:rsid="07a5b9a8" style:font-name-asian="Kozuka Gothic Pr6N L" style:font-size-asian="10pt" style:font-weight-asian="normal" style:font-name-complex="Open Sans" style:font-size-complex="10pt" style:font-weight-complex="normal"/>
    </style:style>
    <style:style style:name="T292" style:family="text">
      <style:text-properties style:font-name="Liberation Sans Narrow" fo:font-size="10pt" fo:font-weight="normal" officeooo:rsid="07a89c65" style:font-name-asian="Kozuka Gothic Pr6N L" style:font-size-asian="10pt" style:font-weight-asian="normal" style:font-name-complex="Open Sans" style:font-size-complex="10pt" style:font-weight-complex="normal"/>
    </style:style>
    <style:style style:name="T293" style:family="text">
      <style:text-properties style:font-name="Liberation Sans Narrow" fo:font-size="10pt" fo:font-weight="normal" officeooo:rsid="07af0405" style:font-name-asian="Kozuka Gothic Pr6N L" style:font-size-asian="10pt" style:font-weight-asian="normal" style:font-name-complex="Open Sans" style:font-size-complex="10pt" style:font-weight-complex="normal"/>
    </style:style>
    <style:style style:name="T294" style:family="text">
      <style:text-properties style:font-name="Liberation Sans Narrow" fo:font-size="10pt" fo:font-weight="normal" officeooo:rsid="07b439a2" style:font-name-asian="Kozuka Gothic Pr6N L" style:font-size-asian="10pt" style:font-weight-asian="normal" style:font-name-complex="Open Sans" style:font-size-complex="10pt" style:font-weight-complex="normal"/>
    </style:style>
    <style:style style:name="T295" style:family="text">
      <style:text-properties style:font-name="Liberation Sans Narrow" fo:font-size="10pt" fo:font-weight="normal" officeooo:rsid="0048ff3d" style:font-name-asian="Kozuka Gothic Pr6N L" style:font-size-asian="10pt" style:font-weight-asian="normal" style:font-name-complex="Open Sans" style:font-size-complex="10pt" style:font-weight-complex="normal"/>
    </style:style>
    <style:style style:name="T296" style:family="text">
      <style:text-properties style:font-name="Liberation Sans Narrow" fo:font-size="10pt" fo:font-weight="normal" officeooo:rsid="03fe6936" style:font-name-asian="Kozuka Gothic Pr6N L" style:font-size-asian="10pt" style:font-weight-asian="normal" style:font-name-complex="Open Sans" style:font-size-complex="10pt" style:font-weight-complex="normal"/>
    </style:style>
    <style:style style:name="T297" style:family="text">
      <style:text-properties style:font-name="Liberation Sans Narrow" fo:font-size="10pt" fo:font-weight="normal" officeooo:rsid="0135c9da" style:font-name-asian="Kozuka Gothic Pr6N L" style:font-size-asian="10pt" style:font-weight-asian="normal" style:font-name-complex="Open Sans" style:font-size-complex="10pt" style:font-weight-complex="normal"/>
    </style:style>
    <style:style style:name="T298" style:family="text">
      <style:text-properties style:font-name="Liberation Sans Narrow" fo:font-size="10pt" fo:font-weight="normal" officeooo:rsid="050c333b" style:font-name-asian="Kozuka Gothic Pr6N L" style:font-size-asian="10pt" style:font-weight-asian="normal" style:font-name-complex="Open Sans" style:font-size-complex="10pt" style:font-weight-complex="normal"/>
    </style:style>
    <style:style style:name="T299" style:family="text">
      <style:text-properties style:font-name="Liberation Sans Narrow" fo:font-size="10pt" fo:font-weight="normal" officeooo:rsid="05601590" style:font-name-asian="Kozuka Gothic Pr6N L" style:font-size-asian="10pt" style:font-weight-asian="normal" style:font-name-complex="Open Sans" style:font-size-complex="10pt" style:font-weight-complex="normal"/>
    </style:style>
    <style:style style:name="T300" style:family="text">
      <style:text-properties style:font-name="Liberation Sans Narrow" fo:font-size="10pt" fo:font-weight="normal" officeooo:rsid="06191942" style:font-name-asian="Kozuka Gothic Pr6N L" style:font-size-asian="10pt" style:font-weight-asian="normal" style:font-name-complex="Open Sans" style:font-size-complex="10pt" style:font-weight-complex="normal"/>
    </style:style>
    <style:style style:name="T301" style:family="text">
      <style:text-properties officeooo:rsid="081213b2"/>
    </style:style>
    <style:style style:name="T302" style:family="text">
      <style:text-properties officeooo:rsid="0812686b"/>
    </style:style>
    <text:list-style style:name="L1">
      <text:list-level-style-bullet text:level="1" text:style-name="WW_5f_CharLFO18LVL1" text:bullet-char="–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OpenSymbol"/>
      </text:list-level-style-bullet>
      <text:list-level-style-bullet text:level="2" text:style-name="WW_5f_CharLFO18LVL2" text:bullet-char="◦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3" text:style-name="WW_5f_CharLFO18LVL3" text:bullet-char="▪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5" text:style-name="WW_5f_CharLFO18LVL5" text:bullet-char="◦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6" text:style-name="WW_5f_CharLFO18LVL6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8" text:style-name="WW_5f_CharLFO18LVL8" text:bullet-char="◦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9" text:style-name="WW_5f_CharLFO18LVL9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Mckenna Cisler</text:p>
      <text:p text:style-name="P25"><text:span text:style-name="T10">Software </text:span><text:span text:style-name="T11">| </text:span><text:span text:style-name="T10">Embedded </text:span><text:span text:style-name="T11">| </text:span><text:span text:style-name="T10">Robotics</text:span>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p text:style-name="P13"><text:span text:style-name="T8">mcisler.co</text:span><text:span text:style-name="T9">m</text:span><text:span text:style-name="T8"> </text:span><text:span text:style-name="T6">(</text:span><text:span text:style-name="T7">see for </text:span><text:span text:style-name="T5">project links</text:span><text:span text:style-name="T6">)</text:span></text:p>
            <text:p text:style-name="P3"><text:span text:style-name="Default_20_Paragraph_20_Font"><text:span text:style-name="T12">linkedin.com/in/</text:span></text:span><text:span text:style-name="Default_20_Paragraph_20_Font"><text:span text:style-name="T55">mckenna-cisler</text:span></text:span></text:p>
            <text:p text:style-name="P3"><text:span text:style-name="Default_20_Paragraph_20_Font"><text:span text:style-name="T12">github.com/</text:span></text:span><text:span text:style-name="Default_20_Paragraph_20_Font"><text:span text:style-name="T55">MckennaCisler</text:span></text:span></text:p>
          </table:table-cell>
          <table:covered-table-cell/>
          <table:covered-table-cell/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4">492 Birches Road, Sugar Hill, NH</text:p>
            <text:p text:style-name="P14">mckenna_cisler@brown.edu</text:p>
            <text:p text:style-name="P16"><text:s/>(603) 991-2470</text:p>
          </table:table-cell>
        </table:table-row>
        <table:table-row>
          <table:table-cell table:style-name="Table1.A2" table:number-columns-spanned="5" office:value-type="string">
            <text:p text:style-name="P17">EDUC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7"/>
          </table:table-cell>
          <table:table-cell table:style-name="Table1.A3" table:number-columns-spanned="4" office:value-type="string">
            <text:p text:style-name="P6"><text:span text:style-name="Default_20_Paragraph_20_Font"><text:span text:style-name="T55">B.S. Computer Science </text:span></text:span><text:span text:style-name="Default_20_Paragraph_20_Font"><text:span text:style-name="T56">&amp; </text:span></text:span><text:span text:style-name="Default_20_Paragraph_20_Font"><text:span text:style-name="T57">B.A. Engineering, </text:span></text:span><text:span text:style-name="Default_20_Paragraph_20_Font"><text:span text:style-name="T65">Brown University, </text:span></text:span><text:span text:style-name="Default_20_Paragraph_20_Font"><text:span text:style-name="T80">Providence, RI</text:span></text:span><text:span text:style-name="Default_20_Paragraph_20_Font"><text:span text:style-name="T79"><text:tab/></text:span></text:span><text:span text:style-name="Default_20_Paragraph_20_Font"><text:span text:style-name="T85">GPA: </text:span></text:span><text:span text:style-name="Default_20_Paragraph_20_Font"><text:span text:style-name="T113">3.</text:span></text:span><text:span text:style-name="Default_20_Paragraph_20_Font"><text:span text:style-name="T124">80</text:span></text:span><text:span text:style-name="Default_20_Paragraph_20_Font"><text:span text:style-name="T84"> </text:span></text:span><text:span text:style-name="Default_20_Paragraph_20_Font"><text:span text:style-name="T113">/ 4.0</text:span></text:span><text:span text:style-name="Default_20_Paragraph_20_Font"><text:span text:style-name="T67"><text:tab/> <text:s text:c="11"/></text:span></text:span><text:span text:style-name="Default_20_Paragraph_20_Font"><text:span text:style-name="T86">S</text:span></text:span><text:span text:style-name="Default_20_Paragraph_20_Font"><text:span text:style-name="T84">ept 2016 — May 2020</text:span></text:span></text:p>
            <text:p text:style-name="P8"><text:span text:style-name="T62">Courses</text:span><text:span text:style-name="T63">: </text:span><text:span text:style-name="T293">Intro to Software Engineering</text:span><text:span text:style-name="T294">, </text:span><text:span text:style-name="T296">Operating Systems, </text:span><text:span text:style-name="T298">Algorithms, </text:span><text:span text:style-name="T296">Machine Learning, Distributed Systems, </text:span><text:span text:style-name="T300">Collaborative Robotics, </text:span><text:span text:style-name="T295">Digital Electronics Systems Design</text:span><text:span text:style-name="T296">, </text:span><text:span text:style-name="T300">Design of Computing Systems, </text:span><text:span text:style-name="T296">Electrical Circuits and Systems</text:span><text:span text:style-name="T297">, </text:span><text:span text:style-name="T299">Signals &amp; Systems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7"><text:span text:style-name="T1">TECHNICAL</text:span> EXPERIENC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7"/>
          </table:table-cell>
          <table:table-cell table:style-name="Table1.A5" table:number-columns-spanned="4" office:value-type="string">
            <text:p text:style-name="P10"><text:span text:style-name="T125">Avionics Intern, </text:span><text:span text:style-name="T71">Boom Supersonic, </text:span><text:span text:style-name="T74">Denver, CO<text:tab/><text:tab/><text:tab/><text:tab/><text:tab/><text:tab/> <text:s text:c="11"/></text:span><text:span text:style-name="T125">May 2019 </text:span><text:span text:style-name="Default_20_Paragraph_20_Font"><text:span text:style-name="T87">—</text:span></text:span><text:span text:style-name="T125"> Aug 2019</text:span></text:p>
            <text:list xml:id="list1906796094" text:style-name="WWNum12">
              <text:list-item>
                <text:p text:style-name="P44"><text:span text:style-name="T4">$141M </text:span><text:span text:style-name="T2">Series B supersonic airliner startup developing </text:span><text:span text:style-name="T3">single-seater </text:span><text:span text:style-name="T2">Mach 2.2 demonstrator aircraft.</text:span></text:p>
              </text:list-item>
              <text:list-item>
                <text:p text:style-name="P45"><text:span text:style-name="T285">Led clean-sheet design of mission-critical aircraft-tracking telemetry ground station, including requirement definition, </text:span><text:span text:style-name="T286">c</text:span><text:span text:style-name="T285">ritical </text:span><text:span text:style-name="T286">d</text:span><text:span text:style-name="T285">esign </text:span><text:span text:style-name="T286">r</text:span><text:span text:style-name="T285">eview, component integration, and </text:span><text:span text:style-name="T183">C++</text:span><text:span text:style-name="T285"> controller &amp; user interface, </text:span><text:span text:style-name="T286">for 5%</text:span><text:span text:style-name="T287"> </text:span><text:span text:style-name="T286">of </text:span><text:span text:style-name="T288">the </text:span><text:span text:style-name="T289">cost of </text:span><text:span text:style-name="T290">the </text:span><text:span text:style-name="T285">commercial alternativ</text:span><text:span text:style-name="T289">e</text:span><text:span text:style-name="T285">.</text:span></text:p>
              </text:list-item>
              <text:list-item>
                <text:p text:style-name="P45"><text:span text:style-name="T285">Developed a software tool to a</text:span><text:span text:style-name="T291">utomate</text:span><text:span text:style-name="T285"> requirement verification based on software unit test results. Will be used to enable rapid flight software deployment during flight testing </text:span><text:span text:style-name="T292">(</text:span><text:span text:style-name="T184">Python</text:span><text:span text:style-name="T284">, </text:span><text:span text:style-name="T184">C++</text:span><text:span text:style-name="T284">).</text:span></text:p>
              </text:list-item>
            </text:list>
            <text:p text:style-name="P19"/>
            <text:p text:style-name="P9"><text:span text:style-name="T125">Software Engineering Intern, </text:span><text:span text:style-name="T71">The MITRE Corporation, </text:span><text:span text:style-name="T81">Bedford, MA<text:tab/><text:tab/><text:tab/><text:tab/> <text:s text:c="11"/></text:span><text:span text:style-name="T87">June 2018 </text:span><text:span text:style-name="Default_20_Paragraph_20_Font"><text:span text:style-name="T87">— Aug 2018</text:span></text:span></text:p>
            <text:list xml:id="list155110659213779" text:continue-numbering="true" text:style-name="WWNum12">
              <text:list-item>
                <text:p text:style-name="P26"><text:span text:style-name="Default_20_Paragraph_20_Font"><text:span text:style-name="T90">Built </text:span></text:span><text:span text:style-name="Default_20_Paragraph_20_Font"><text:span text:style-name="T91">Android</text:span></text:span><text:span text:style-name="Default_20_Paragraph_20_Font"><text:span text:style-name="T93"> app </text:span></text:span><text:span text:style-name="Default_20_Paragraph_20_Font"><text:span text:style-name="T102">using </text:span></text:span><text:span text:style-name="Default_20_Paragraph_20_Font"><text:span text:style-name="T96">UI automation </text:span></text:span><text:span text:style-name="Default_20_Paragraph_20_Font"><text:span text:style-name="T94">to automate radio </text:span></text:span><text:span text:style-name="Default_20_Paragraph_20_Font"><text:span text:style-name="T95">and power consumption </text:span></text:span><text:span text:style-name="Default_20_Paragraph_20_Font"><text:span text:style-name="T94">testing. </text:span></text:span><text:span text:style-name="Default_20_Paragraph_20_Font"><text:span text:style-name="T97">I</text:span></text:span><text:span text:style-name="Default_20_Paragraph_20_Font"><text:span text:style-name="T98">ntegrated </text:span></text:span><text:span text:style-name="Default_20_Paragraph_20_Font"><text:span text:style-name="T101">with</text:span></text:span><text:span text:style-name="Default_20_Paragraph_20_Font"><text:span text:style-name="T98"> existing </text:span></text:span><text:span text:style-name="Default_20_Paragraph_20_Font"><text:span text:style-name="T100">test</text:span></text:span><text:span text:style-name="Default_20_Paragraph_20_Font"><text:span text:style-name="T103"> </text:span></text:span><text:span text:style-name="Default_20_Paragraph_20_Font"><text:span text:style-name="T99">i</text:span></text:span><text:span text:style-name="Default_20_Paragraph_20_Font"><text:span text:style-name="T104">nfrastructure</text:span></text:span><text:span text:style-name="Default_20_Paragraph_20_Font"><text:span text:style-name="T99">.</text:span></text:span></text:p>
              </text:list-item>
              <text:list-item>
                <text:p text:style-name="P27"><text:span text:style-name="Default_20_Paragraph_20_Font"><text:span text:style-name="T106">Enabled </text:span></text:span><text:span text:style-name="Default_20_Paragraph_20_Font"><text:span text:style-name="T107">execution of </text:span></text:span><text:span text:style-name="Default_20_Paragraph_20_Font"><text:span text:style-name="T105">a 2</text:span></text:span><text:span text:style-name="Default_20_Paragraph_20_Font"><text:span text:style-name="T108">5</text:span></text:span><text:span text:style-name="Default_20_Paragraph_20_Font"><text:span text:style-name="T105">0-node radio test </text:span></text:span><text:span text:style-name="Default_20_Paragraph_20_Font"><text:span text:style-name="T109">by eliminating the need for</text:span></text:span><text:span text:style-name="Default_20_Paragraph_20_Font"><text:span text:style-name="T110"> human </text:span></text:span><text:span text:style-name="Default_20_Paragraph_20_Font"><text:span text:style-name="T111">participants </text:span></text:span><text:span text:style-name="Default_20_Paragraph_20_Font"><text:span text:style-name="T112">to operate individual phones</text:span></text:span><text:span text:style-name="Default_20_Paragraph_20_Font"><text:span text:style-name="T105">.</text:span></text:span></text:p>
              </text:list-item>
            </text:list>
            <text:p text:style-name="P18"/>
            <text:p text:style-name="P4"><text:span text:style-name="T58">Technical Lead / Flight Software </text:span><text:span text:style-name="T59">Engineer, </text:span><text:span text:style-name="Default_20_Paragraph_20_Font"><text:span text:style-name="T64">Brown Space Engineering, </text:span></text:span><text:span text:style-name="Default_20_Paragraph_20_Font"><text:span text:style-name="T78">Brown University<text:tab/><text:tab/> <text:s text:c="11"/></text:span></text:span><text:span text:style-name="Default_20_Paragraph_20_Font"><text:span text:style-name="T60">Sept 2016 — Present</text:span></text:span></text:p>
            <text:list xml:id="list3619781367" text:style-name="WWNum11">
              <text:list-item>
                <text:p text:style-name="P35"><text:span text:style-name="T235">L</text:span><text:span text:style-name="T260">eading</text:span><text:span text:style-name="T235"> </text:span><text:span text:style-name="T261">all </text:span><text:span text:style-name="T236">technical projects </text:span><text:span text:style-name="T237">for 7</text:span><text:span text:style-name="T238">5</text:span><text:span text:style-name="T239">+</text:span><text:span text:style-name="T237"> </text:span><text:span text:style-name="T240">student </text:span><text:span text:style-name="T241">team </text:span><text:span text:style-name="T244">w</text:span><text:span text:style-name="T252">hich designs </text:span><text:span text:style-name="T266">and fl</text:span><text:span text:style-name="T267">ies</text:span><text:span text:style-name="T254"> </text:span><text:span text:style-name="T262">open-source </text:span><text:span text:style-name="T244">CubeSat</text:span><text:span text:style-name="T253">s from scratch</text:span><text:span text:style-name="T245">. </text:span></text:p>
              </text:list-item>
              <text:list-item>
                <text:p text:style-name="P36"><text:span text:style-name="T245">L</text:span><text:span text:style-name="T264">eading preliminary design and </text:span><text:span text:style-name="T272">w</text:span><text:span text:style-name="T275">riting</text:span><text:span text:style-name="T274"> </text:span><text:span text:style-name="T272">of </text:span><text:span text:style-name="T273">a </text:span><text:span text:style-name="T268">launch </text:span><text:span text:style-name="T269">grant </text:span><text:span text:style-name="T268">application </text:span><text:span text:style-name="T264">for </text:span><text:span text:style-name="T270">the </text:span><text:span text:style-name="T271">team’s </text:span><text:span text:style-name="T263">next</text:span><text:span text:style-name="T264"> satellite.</text:span></text:p>
              </text:list-item>
              <text:list-item>
                <text:p text:style-name="P37"><text:span text:style-name="T248">W</text:span><text:span text:style-name="T277">orking</text:span><text:span text:style-name="T247"> </text:span><text:span text:style-name="T248">on flight</text:span><text:span text:style-name="T277"> &amp; </text:span><text:span text:style-name="T258">ground </text:span><text:span text:style-name="T248">software,</text:span><text:span text:style-name="T255"> </text:span><text:span text:style-name="T257">R</text:span><text:span text:style-name="T259">F</text:span><text:span text:style-name="T256"> s</text:span><text:span text:style-name="T259">ystems</text:span><text:span text:style-name="T256">, and</text:span><text:span text:style-name="T248"> </text:span><text:span text:style-name="T249">telemetry analysis for</text:span><text:span text:style-name="T248"> EQUiSat </text:span><text:span text:style-name="T250">CubeSat </text:span><text:span text:style-name="T278">launched</text:span><text:span text:style-name="T250"> in </text:span><text:span text:style-name="T251">July</text:span><text:span text:style-name="T250"> 2018 </text:span><text:span text:style-name="T276">(still </text:span><text:span text:style-name="T277">operating</text:span><text:span text:style-name="T276">)</text:span><text:span text:style-name="T250">.</text:span></text:p>
              </text:list-item>
              <text:list-item>
                <text:p text:style-name="P38"><text:span text:style-name="Default_20_Paragraph_20_Font"><text:span text:style-name="T13">Designed </text:span></text:span><text:span text:style-name="Default_20_Paragraph_20_Font"><text:span text:style-name="T153">RTOS</text:span></text:span><text:span text:style-name="Default_20_Paragraph_20_Font"><text:span text:style-name="T242">-</text:span></text:span><text:span text:style-name="Default_20_Paragraph_20_Font"><text:span text:style-name="T243">based</text:span></text:span><text:span text:style-name="Default_20_Paragraph_20_Font"><text:span text:style-name="T14"> </text:span></text:span><text:span text:style-name="Default_20_Paragraph_20_Font"><text:span text:style-name="T48">satellite </text:span></text:span><text:span text:style-name="Default_20_Paragraph_20_Font"><text:span text:style-name="T49">OS </text:span></text:span><text:span text:style-name="Default_20_Paragraph_20_Font"><text:span text:style-name="T14">c</text:span></text:span><text:span text:style-name="Default_20_Paragraph_20_Font"><text:span text:style-name="T52">omponents</text:span></text:span><text:span text:style-name="Default_20_Paragraph_20_Font"><text:span text:style-name="T14"> in </text:span></text:span><text:span text:style-name="Default_20_Paragraph_20_Font"><text:span text:style-name="T153">C</text:span></text:span><text:span text:style-name="Default_20_Paragraph_20_Font"><text:span text:style-name="T14"> </text:span></text:span><text:span text:style-name="Default_20_Paragraph_20_Font"><text:span text:style-name="T46">which </text:span></text:span><text:span text:style-name="Default_20_Paragraph_20_Font"><text:span text:style-name="T47">have </text:span></text:span><text:span text:style-name="Default_20_Paragraph_20_Font"><text:span text:style-name="T46">operated continuously in space for &gt; 1 year, </text:span></text:span><text:span text:style-name="Default_20_Paragraph_20_Font"><text:span text:style-name="T50">including</text:span></text:span><text:span text:style-name="Default_20_Paragraph_20_Font"><text:span text:style-name="T14"> </text:span></text:span><text:span text:style-name="Default_20_Paragraph_20_Font"><text:span text:style-name="T54">critical </text:span></text:span><text:span text:style-name="Default_20_Paragraph_20_Font"><text:span text:style-name="T14">control </text:span></text:span><text:span text:style-name="Default_20_Paragraph_20_Font"><text:span text:style-name="T53">logic</text:span></text:span><text:span text:style-name="Default_20_Paragraph_20_Font"><text:span text:style-name="T14">, </text:span></text:span><text:span text:style-name="Default_20_Paragraph_20_Font"><text:span text:style-name="T43">data transmission,</text:span></text:span><text:span text:style-name="Default_20_Paragraph_20_Font"><text:span text:style-name="T42"> </text:span></text:span><text:span text:style-name="Default_20_Paragraph_20_Font"><text:span text:style-name="T15">h</text:span></text:span><text:span text:style-name="Default_20_Paragraph_20_Font"><text:span text:style-name="T41">ardware interfacing, </text:span></text:span><text:span text:style-name="Default_20_Paragraph_20_Font"><text:span text:style-name="T51">and </text:span></text:span><text:span text:style-name="T126">b</text:span><text:span text:style-name="T125">ootloader to </text:span><text:span text:style-name="T127">correct</text:span><text:span text:style-name="T125"> program memory </text:span><text:span text:style-name="T128">from</text:span><text:span text:style-name="T125"> </text:span><text:span text:style-name="T129">radiation</text:span><text:span text:style-name="T125">-safe </text:span><text:span text:style-name="T130">backup</text:span><text:span text:style-name="T125">.</text:span></text:p>
              </text:list-item>
            </text:list>
            <text:p text:style-name="P15"/>
            <text:p text:style-name="P5"><text:span text:style-name="T55">Robotics Technician, </text:span><text:span text:style-name="Default_20_Paragraph_20_Font"><text:span text:style-name="T64">Humanity-Centered Robotics Initiative, </text:span></text:span><text:span text:style-name="Default_20_Paragraph_20_Font"><text:span text:style-name="T78">Brown University<text:tab/></text:span></text:span><text:span text:style-name="Default_20_Paragraph_20_Font"><text:span text:style-name="T66"><text:tab/><text:tab/> <text:s text:c="11"/></text:span></text:span><text:span text:style-name="Default_20_Paragraph_20_Font"><text:span text:style-name="T55">Sept 2016 — </text:span></text:span><text:span text:style-name="Default_20_Paragraph_20_Font"><text:span text:style-name="T61">Dec 2018</text:span></text:span></text:p>
            <text:list xml:id="list155109830749834" text:continue-list="list155110659213779" text:style-name="WWNum12">
              <text:list-item>
                <text:p text:style-name="P28"><text:span text:style-name="Default_20_Paragraph_20_Font"><text:span text:style-name="T131">L</text:span></text:span><text:span text:style-name="Default_20_Paragraph_20_Font"><text:span text:style-name="T150">ed </text:span></text:span><text:span text:style-name="Default_20_Paragraph_20_Font"><text:span text:style-name="T152">clean-sheet </text:span></text:span><text:span text:style-name="Default_20_Paragraph_20_Font"><text:span text:style-name="T150">design and c</text:span></text:span><text:span text:style-name="Default_20_Paragraph_20_Font"><text:span text:style-name="T151">onstruction</text:span></text:span><text:span text:style-name="Default_20_Paragraph_20_Font"><text:span text:style-name="T150"> of</text:span></text:span><text:span text:style-name="Default_20_Paragraph_20_Font"><text:span text:style-name="T132"> h</text:span></text:span><text:span text:style-name="Default_20_Paragraph_20_Font"><text:span text:style-name="T133">ardware </text:span></text:span><text:span text:style-name="Default_20_Paragraph_20_Font"><text:span text:style-name="T134">and</text:span></text:span><text:span text:style-name="Default_20_Paragraph_20_Font"><text:span text:style-name="T135"> </text:span></text:span><text:span text:style-name="Default_20_Paragraph_20_Font"><text:span text:style-name="T133">software</text:span></text:span><text:span text:style-name="Default_20_Paragraph_20_Font"><text:span text:style-name="T136"> </text:span></text:span><text:span text:style-name="Default_20_Paragraph_20_Font"><text:span text:style-name="T137">for</text:span></text:span><text:span text:style-name="Default_20_Paragraph_20_Font"><text:span text:style-name="T138"> </text:span></text:span><text:span text:style-name="Default_20_Paragraph_20_Font"><text:span text:style-name="T139">“</text:span></text:span><text:span text:style-name="Default_20_Paragraph_20_Font"><text:span text:style-name="T140">Walkerbot” elderly </text:span></text:span><text:span text:style-name="Default_20_Paragraph_20_Font"><text:span text:style-name="T141">assistive</text:span></text:span><text:span text:style-name="Default_20_Paragraph_20_Font"><text:span text:style-name="T140"> robot </text:span></text:span><text:span text:style-name="Default_20_Paragraph_20_Font"><text:span text:style-name="T141">(</text:span></text:span><text:span text:style-name="Default_20_Paragraph_20_Font"><text:span text:style-name="T162">C++</text:span></text:span><text:span text:style-name="Default_20_Paragraph_20_Font"><text:span text:style-name="T185">, </text:span></text:span><text:span text:style-name="Default_20_Paragraph_20_Font"><text:span text:style-name="T162">ROS</text:span></text:span><text:span text:style-name="Default_20_Paragraph_20_Font"><text:span text:style-name="T185">).</text:span></text:span></text:p>
              </text:list-item>
              <text:list-item>
                <text:p text:style-name="P29"><text:span text:style-name="Default_20_Paragraph_20_Font"><text:span text:style-name="T142">Built a</text:span></text:span><text:span text:style-name="Default_20_Paragraph_20_Font"><text:span text:style-name="T143">nalytics </text:span></text:span><text:span text:style-name="Default_20_Paragraph_20_Font"><text:span text:style-name="T144">logging</text:span></text:span><text:span text:style-name="Default_20_Paragraph_20_Font"><text:span text:style-name="T143"> API and database for </text:span></text:span><text:span text:style-name="Default_20_Paragraph_20_Font"><text:span text:style-name="T145">studying </text:span></text:span><text:span text:style-name="Default_20_Paragraph_20_Font"><text:span text:style-name="T146">user interaction </text:span></text:span><text:span text:style-name="Default_20_Paragraph_20_Font"><text:span text:style-name="T147">with a</text:span></text:span><text:span text:style-name="Default_20_Paragraph_20_Font"><text:span text:style-name="T148">n</text:span></text:span><text:span text:style-name="Default_20_Paragraph_20_Font"><text:span text:style-name="T147"> assistive </text:span></text:span><text:span text:style-name="Default_20_Paragraph_20_Font"><text:span text:style-name="T148">toy </text:span></text:span><text:span text:style-name="Default_20_Paragraph_20_Font"><text:span text:style-name="T149">(</text:span></text:span><text:span text:style-name="Default_20_Paragraph_20_Font"><text:span text:style-name="T163">Node</text:span></text:span><text:span text:style-name="Default_20_Paragraph_20_Font"><text:span text:style-name="T186">, </text:span></text:span><text:span text:style-name="Default_20_Paragraph_20_Font"><text:span text:style-name="T167">C#</text:span></text:span><text:span text:style-name="Default_20_Paragraph_20_Font"><text:span text:style-name="T198">, </text:span></text:span><text:span text:style-name="Default_20_Paragraph_20_Font"><text:span text:style-name="T164">MongoDB</text:span></text:span><text:span text:style-name="Default_20_Paragraph_20_Font"><text:span text:style-name="T199">).</text:span></text:span></text:p>
              </text:list-item>
              <text:list-item>
                <text:p text:style-name="P30"><text:span text:style-name="Default_20_Paragraph_20_Font"><text:span text:style-name="T187">Prototype</text:span></text:span><text:span text:style-name="Default_20_Paragraph_20_Font"><text:span text:style-name="T188">d</text:span></text:span><text:span text:style-name="Default_20_Paragraph_20_Font"><text:span text:style-name="T189"> </text:span></text:span><text:span text:style-name="Default_20_Paragraph_20_Font"><text:span text:style-name="T190">u</text:span></text:span><text:span text:style-name="Default_20_Paragraph_20_Font"><text:span text:style-name="T191">ltrasonic </text:span></text:span><text:span text:style-name="Default_20_Paragraph_20_Font"><text:span text:style-name="T192">localization</text:span></text:span><text:span text:style-name="Default_20_Paragraph_20_Font"><text:span text:style-name="T193"> </text:span></text:span><text:span text:style-name="Default_20_Paragraph_20_Font"><text:span text:style-name="T194">syste</text:span></text:span><text:span text:style-name="Default_20_Paragraph_20_Font"><text:span text:style-name="T195">m </text:span></text:span><text:span text:style-name="Default_20_Paragraph_20_Font"><text:span text:style-name="T196">to help</text:span></text:span><text:span text:style-name="Default_20_Paragraph_20_Font"><text:span text:style-name="T191"> the elderly </text:span></text:span><text:span text:style-name="Default_20_Paragraph_20_Font"><text:span text:style-name="T197">find</text:span></text:span><text:span text:style-name="Default_20_Paragraph_20_Font"><text:span text:style-name="T191"> household objects (</text:span></text:span><text:span text:style-name="Default_20_Paragraph_20_Font"><text:span text:style-name="T165">A</text:span></text:span><text:span text:style-name="Default_20_Paragraph_20_Font"><text:span text:style-name="T168">tmel </text:span></text:span><text:span text:style-name="Default_20_Paragraph_20_Font"><text:span text:style-name="T169">MCU</text:span></text:span><text:span text:style-name="Default_20_Paragraph_20_Font"><text:span text:style-name="T191">, </text:span></text:span><text:span text:style-name="Default_20_Paragraph_20_Font"><text:span text:style-name="T166">Node</text:span></text:span><text:span text:style-name="Default_20_Paragraph_20_Font"><text:span text:style-name="T191">).</text:span></text:span></text:p>
              </text:list-item>
              <text:list-item>
                <text:p text:style-name="P31"><text:span text:style-name="Default_20_Paragraph_20_Font"><text:span text:style-name="T16">Designed t</text:span></text:span><text:span text:style-name="Default_20_Paragraph_20_Font"><text:span text:style-name="T12">rash can monitoring system for Brown Facilities Department</text:span></text:span><text:span text:style-name="Default_20_Paragraph_20_Font"><text:span text:style-name="T17">; ran successful trials (</text:span></text:span><text:span text:style-name="Default_20_Paragraph_20_Font"><text:span text:style-name="T171">Node</text:span></text:span><text:span text:style-name="Default_20_Paragraph_20_Font"><text:span text:style-name="T201">).</text:span></text:span></text:p>
                <text:p text:style-name="P32"><text:span text:style-name="Default_20_Paragraph_20_Font"><text:span text:style-name="T201"/></text:span></text:p>
              </text:list-item>
            </text:list>
            <text:p text:style-name="P11"><text:span text:style-name="T125">Teaching Assistant, </text:span><text:span text:style-name="T72">Introduction to Computer Systems</text:span><text:span text:style-name="T73">, </text:span><text:span text:style-name="T75">Brown University</text:span><text:span text:style-name="T76"> CS </text:span><text:span text:style-name="T77">Department<text:tab/><text:tab/> <text:s text:c="11"/></text:span><text:span text:style-name="T88">Aug 2018 </text:span><text:span text:style-name="Default_20_Paragraph_20_Font"><text:span text:style-name="T88">—</text:span></text:span><text:span text:style-name="T88"> </text:span><text:span text:style-name="T89">Dec 2018</text:span></text:p>
            <text:list xml:id="list155111121991387" text:continue-numbering="true" text:style-name="WWNum12">
              <text:list-item>
                <text:p text:style-name="P33"><text:span text:style-name="Default_20_Paragraph_20_Font"><text:span text:style-name="T202">H</text:span></text:span><text:span text:style-name="Default_20_Paragraph_20_Font"><text:span text:style-name="T215">eld</text:span></text:span><text:span text:style-name="Default_20_Paragraph_20_Font"><text:span text:style-name="T201"> office and lab hours, g</text:span></text:span><text:span text:style-name="Default_20_Paragraph_20_Font"><text:span text:style-name="T216">raded</text:span></text:span><text:span text:style-name="Default_20_Paragraph_20_Font"><text:span text:style-name="T201"> student work, </text:span></text:span><text:span text:style-name="Default_20_Paragraph_20_Font"><text:span text:style-name="T203">and d</text:span></text:span><text:span text:style-name="Default_20_Paragraph_20_Font"><text:span text:style-name="T217">eveloped</text:span></text:span><text:span text:style-name="Default_20_Paragraph_20_Font"><text:span text:style-name="T203"> </text:span></text:span><text:span text:style-name="Default_20_Paragraph_20_Font"><text:span text:style-name="T204">course </text:span></text:span><text:span text:style-name="Default_20_Paragraph_20_Font"><text:span text:style-name="T205">labs </text:span></text:span><text:span text:style-name="Default_20_Paragraph_20_Font"><text:span text:style-name="T206">and </text:span></text:span><text:span text:style-name="Default_20_Paragraph_20_Font"><text:span text:style-name="T207">projects.</text:span></text:span></text:p>
              </text:list-item>
            </text:list>
            <text:p text:style-name="P2"><text:span text:style-name="Default_20_Paragraph_20_Font"><text:span text:style-name="T207"/></text:span></text:p>
            <text:p text:style-name="P24"><text:span text:style-name="Default_20_Paragraph_20_Font"><text:span text:style-name="T281">E</text:span></text:span><text:span text:style-name="Default_20_Paragraph_20_Font"><text:span text:style-name="T280">ducational Resource Developer</text:span></text:span><text:span text:style-name="Default_20_Paragraph_20_Font"><text:span text:style-name="T207">, </text:span></text:span><text:span text:style-name="Default_20_Paragraph_20_Font"><text:span text:style-name="T83">White Mountain Science, Inc.</text:span></text:span><text:span text:style-name="Default_20_Paragraph_20_Font"><text:span text:style-name="T82">, Bethlehem, NH<text:tab/><text:tab/><text:tab/> <text:s text:c="11"/></text:span></text:span><text:span text:style-name="Default_20_Paragraph_20_Font"><text:span text:style-name="T280">M</text:span></text:span><text:span text:style-name="Default_20_Paragraph_20_Font"><text:span text:style-name="T283">ay</text:span></text:span><text:span text:style-name="Default_20_Paragraph_20_Font"><text:span text:style-name="T280"> 201</text:span></text:span><text:span text:style-name="Default_20_Paragraph_20_Font"><text:span text:style-name="T282">6</text:span></text:span><text:span text:style-name="Default_20_Paragraph_20_Font"><text:span text:style-name="T280"> — Aug 2017</text:span></text:span></text:p>
            <text:list xml:id="list155109890890422" text:continue-numbering="true" text:style-name="WWNum12">
              <text:list-item>
                <text:p text:style-name="P34"><text:span text:style-name="Default_20_Paragraph_20_Font"><text:span text:style-name="T221">D</text:span></text:span><text:span text:style-name="Default_20_Paragraph_20_Font"><text:span text:style-name="T229">esigned</text:span></text:span><text:span text:style-name="Default_20_Paragraph_20_Font"><text:span text:style-name="T219"> </text:span></text:span><text:span text:style-name="Default_20_Paragraph_20_Font"><text:span text:style-name="T207">High Altitude Balloon (HAB) systems and procedures </text:span></text:span><text:span text:style-name="Default_20_Paragraph_20_Font"><text:span text:style-name="T220">t</text:span></text:span><text:span text:style-name="Default_20_Paragraph_20_Font"><text:span text:style-name="T222">o e</text:span></text:span><text:span text:style-name="Default_20_Paragraph_20_Font"><text:span text:style-name="T224">nable</text:span></text:span><text:span text:style-name="Default_20_Paragraph_20_Font"><text:span text:style-name="T222"> </text:span></text:span><text:span text:style-name="Default_20_Paragraph_20_Font"><text:span text:style-name="T223">high school</text:span></text:span><text:span text:style-name="Default_20_Paragraph_20_Font"><text:span text:style-name="T225">s with minimal resources to </text:span></text:span><text:span text:style-name="Default_20_Paragraph_20_Font"><text:span text:style-name="T226">launch </text:span></text:span><text:span text:style-name="Default_20_Paragraph_20_Font"><text:span text:style-name="T227">e</text:span></text:span><text:span text:style-name="Default_20_Paragraph_20_Font"><text:span text:style-name="T228">xperiments</text:span></text:span><text:span text:style-name="Default_20_Paragraph_20_Font"><text:span text:style-name="T218">.</text:span>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7">PERSONAL PROJECT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7"/>
          </table:table-cell>
          <table:table-cell table:style-name="Table1.A3" table:number-columns-spanned="4" office:value-type="string">
            <text:list xml:id="list3054780638" text:style-name="L1">
              <text:list-item>
                <text:p text:style-name="P39"><text:span text:style-name="Default_20_Paragraph_20_Font"><text:span text:style-name="T170">Java</text:span></text:span><text:span text:style-name="Default_20_Paragraph_20_Font"><text:span text:style-name="T200"> / </text:span></text:span><text:span text:style-name="Default_20_Paragraph_20_Font"><text:span text:style-name="T170">Javascript</text:span></text:span><text:span text:style-name="Default_20_Paragraph_20_Font"><text:span text:style-name="T12"> webapp for </text:span></text:span><text:span text:style-name="Default_20_Paragraph_20_Font"><text:span text:style-name="T44">the</text:span></text:span><text:span text:style-name="Default_20_Paragraph_20_Font"><text:span text:style-name="T12"> Wikipedia </text:span></text:span><text:span text:style-name="Default_20_Paragraph_20_Font"><text:span text:style-name="T45">g</text:span></text:span><text:span text:style-name="Default_20_Paragraph_20_Font"><text:span text:style-name="T12">ame; </text:span></text:span><text:span text:style-name="Default_20_Paragraph_20_Font"><text:span text:style-name="T18">developed</text:span></text:span><text:span text:style-name="Default_20_Paragraph_20_Font"><text:span text:style-name="T12"> websocket communication </text:span></text:span><text:span text:style-name="Default_20_Paragraph_20_Font"><text:span text:style-name="T19">protocols</text:span></text:span><text:span text:style-name="Default_20_Paragraph_20_Font"><text:span text:style-name="T12">, designed Wikipedia page </text:span></text:span><text:span text:style-name="Default_20_Paragraph_20_Font"><text:span text:style-name="T20">link caching system to </text:span></text:span><text:span text:style-name="Default_20_Paragraph_20_Font"><text:span text:style-name="T21">speed up</text:span></text:span><text:span text:style-name="Default_20_Paragraph_20_Font"><text:span text:style-name="T12"> </text:span></text:span><text:span text:style-name="Default_20_Paragraph_20_Font"><text:span text:style-name="T22">page </text:span></text:span><text:span text:style-name="Default_20_Paragraph_20_Font"><text:span text:style-name="T12">crawling and game generation. </text:span></text:span><text:span text:style-name="Default_20_Paragraph_20_Font"><text:span text:style-name="T68">Introduction to Software Engineering</text:span></text:span><text:span text:style-name="Default_20_Paragraph_20_Font"><text:span text:style-name="T67"> final team project</text:span></text:span></text:p>
              </text:list-item>
              <text:list-item>
                <text:p text:style-name="P39"><text:span text:style-name="Default_20_Paragraph_20_Font"><text:span text:style-name="T170">Javascript</text:span></text:span><text:span text:style-name="Default_20_Paragraph_20_Font"><text:span text:style-name="T200">-based</text:span></text:span><text:span text:style-name="Default_20_Paragraph_20_Font"><text:span text:style-name="T230"> </text:span></text:span><text:span text:style-name="Default_20_Paragraph_20_Font"><text:span text:style-name="T12">academic citation conversion engine and </text:span></text:span><text:span text:style-name="Default_20_Paragraph_20_Font"><text:span text:style-name="T170">Apache</text:span></text:span><text:span text:style-name="Default_20_Paragraph_20_Font"><text:span text:style-name="T200"> / </text:span></text:span><text:span text:style-name="Default_20_Paragraph_20_Font"><text:span text:style-name="T170">PHP</text:span></text:span><text:span text:style-name="Default_20_Paragraph_20_Font"><text:span text:style-name="T12"> web app; </text:span></text:span><text:span text:style-name="Default_20_Paragraph_20_Font"><text:span text:style-name="T23">1000</text:span></text:span><text:span text:style-name="Default_20_Paragraph_20_Font"><text:span text:style-name="T24">+</text:span></text:span><text:span text:style-name="Default_20_Paragraph_20_Font"><text:span text:style-name="T23"> weekly visitors</text:span></text:span><text:span text:style-name="Default_20_Paragraph_20_Font"><text:span text:style-name="T12">.</text:span></text:span></text:p>
              </text:list-item>
              <text:list-item>
                <text:p text:style-name="P40"><text:span text:style-name="Default_20_Paragraph_20_Font"><text:span text:style-name="T25">Q-learning</text:span></text:span><text:span text:style-name="Default_20_Paragraph_20_Font"><text:span text:style-name="T26"> AI for checkers using </text:span></text:span><text:span text:style-name="Default_20_Paragraph_20_Font"><text:span text:style-name="T154">TensorFlow</text:span></text:span><text:span text:style-name="Default_20_Paragraph_20_Font"><text:span text:style-name="T12">. </text:span></text:span><text:span text:style-name="Default_20_Paragraph_20_Font"><text:span text:style-name="T67">Hack@Brown team.</text:span></text:span></text:p>
              </text:list-item>
              <text:list-item>
                <text:p text:style-name="P41"><text:span text:style-name="Default_20_Paragraph_20_Font"><text:span text:style-name="T155">Raspberry-Pi</text:span></text:span><text:span text:style-name="Default_20_Paragraph_20_Font"><text:span text:style-name="T234">-based</text:span></text:span><text:span text:style-name="Default_20_Paragraph_20_Font"><text:span text:style-name="T27"> </text:span></text:span><text:span text:style-name="Default_20_Paragraph_20_Font"><text:span text:style-name="T28">DIY </text:span></text:span><text:span text:style-name="Default_20_Paragraph_20_Font"><text:span text:style-name="T27">alarm clock </text:span></text:span><text:span text:style-name="Default_20_Paragraph_20_Font"><text:span text:style-name="T29">with </text:span></text:span><text:span text:style-name="Default_20_Paragraph_20_Font"><text:span text:style-name="T156">Python</text:span></text:span><text:span text:style-name="Default_20_Paragraph_20_Font"><text:span text:style-name="T265"> / </text:span></text:span><text:span text:style-name="Default_20_Paragraph_20_Font"><text:span text:style-name="T157">Javascript</text:span></text:span><text:span text:style-name="Default_20_Paragraph_20_Font"><text:span text:style-name="T30"> web interface.</text:span></text:span></text:p>
              </text:list-item>
              <text:list-item>
                <text:p text:style-name="P39"><text:span text:style-name="Default_20_Paragraph_20_Font"><text:span text:style-name="T31">V</text:span></text:span><text:span text:style-name="Default_20_Paragraph_20_Font"><text:span text:style-name="T12">isualization of socioeconomic data on Hubway stations using </text:span></text:span><text:span text:style-name="Default_20_Paragraph_20_Font"><text:span text:style-name="T170">Node</text:span></text:span><text:span text:style-name="Default_20_Paragraph_20_Font"><text:span text:style-name="T12">, </text:span></text:span><text:span text:style-name="Default_20_Paragraph_20_Font"><text:span text:style-name="T170">D3.js</text:span></text:span><text:span text:style-name="Default_20_Paragraph_20_Font"><text:span text:style-name="T12">. </text:span></text:span><text:span text:style-name="Default_20_Paragraph_20_Font"><text:span text:style-name="T67">Brown Datathon team.</text:span></text:span></text:p>
              </text:list-item>
              <text:list-item>
                <text:p text:style-name="P42"><text:span text:style-name="Default_20_Paragraph_20_Font"><text:span text:style-name="T114">Weba</text:span></text:span><text:span text:style-name="Default_20_Paragraph_20_Font"><text:span text:style-name="T115">pp </text:span></text:span><text:span text:style-name="Default_20_Paragraph_20_Font"><text:span text:style-name="T116">to show</text:span></text:span><text:span text:style-name="Default_20_Paragraph_20_Font"><text:span text:style-name="T117"> </text:span></text:span><text:span text:style-name="Default_20_Paragraph_20_Font"><text:span text:style-name="T118">public sentiment</text:span></text:span><text:span text:style-name="Default_20_Paragraph_20_Font"><text:span text:style-name="T119"> </text:span></text:span><text:span text:style-name="Default_20_Paragraph_20_Font"><text:span text:style-name="T120">of firms </text:span></text:span><text:span text:style-name="Default_20_Paragraph_20_Font"><text:span text:style-name="T121">by </text:span></text:span><text:span text:style-name="Default_20_Paragraph_20_Font"><text:span text:style-name="T122">analyzing</text:span></text:span><text:span text:style-name="Default_20_Paragraph_20_Font"><text:span text:style-name="T119"> </text:span></text:span><text:span text:style-name="Default_20_Paragraph_20_Font"><text:span text:style-name="T118">news </text:span></text:span><text:span text:style-name="Default_20_Paragraph_20_Font"><text:span text:style-name="T123">coverage</text:span></text:span><text:span text:style-name="Default_20_Paragraph_20_Font"><text:span text:style-name="T118">. </text:span></text:span><text:span text:style-name="Default_20_Paragraph_20_Font"><text:span text:style-name="T92">Node</text:span></text:span><text:span text:style-name="Default_20_Paragraph_20_Font"><text:span text:style-name="T118">, </text:span></text:span><text:span text:style-name="Default_20_Paragraph_20_Font"><text:span text:style-name="T92">MongoDB</text:span></text:span><text:span text:style-name="Default_20_Paragraph_20_Font"><text:span text:style-name="T118">. </text:span></text:span><text:span text:style-name="Default_20_Paragraph_20_Font"><text:span text:style-name="T69">HackHarvard tea</text:span></text:span><text:span text:style-name="Default_20_Paragraph_20_Font"><text:span text:style-name="T70">m.</text:span>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7">SKILL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7"/>
          </table:table-cell>
          <table:table-cell table:style-name="Table1.B9" office:value-type="string">
            <text:p text:style-name="P21">Languages</text:p>
          </table:table-cell>
          <table:table-cell table:style-name="Table1.B9" table:number-columns-spanned="3" office:value-type="string">
            <text:p text:style-name="P22"><text:span text:style-name="Default_20_Paragraph_20_Font"><text:span text:style-name="T208">Strong in </text:span></text:span><text:span text:style-name="Default_20_Paragraph_20_Font"><text:span text:style-name="T172">C</text:span></text:span><text:span text:style-name="Default_20_Paragraph_20_Font"><text:span text:style-name="T209">, </text:span></text:span><text:span text:style-name="Default_20_Paragraph_20_Font"><text:span text:style-name="T173">C++</text:span></text:span><text:span text:style-name="Default_20_Paragraph_20_Font"><text:span text:style-name="T210">, </text:span></text:span><text:span text:style-name="Default_20_Paragraph_20_Font"><text:span text:style-name="T174">Java</text:span></text:span><text:span text:style-name="Default_20_Paragraph_20_Font"><text:span text:style-name="T208">,</text:span></text:span><text:span text:style-name="Default_20_Paragraph_20_Font"><text:span text:style-name="T211"> </text:span></text:span><text:span text:style-name="Default_20_Paragraph_20_Font"><text:span text:style-name="T175">Python</text:span></text:span><text:span text:style-name="Default_20_Paragraph_20_Font"><text:span text:style-name="T208">;</text:span></text:span><text:span text:style-name="Default_20_Paragraph_20_Font"><text:span text:style-name="T279"> </text:span></text:span><text:span text:style-name="Default_20_Paragraph_20_Font"><text:span text:style-name="T208">Proficient in </text:span></text:span><text:span text:style-name="Default_20_Paragraph_20_Font"><text:span text:style-name="T174">Javascript</text:span></text:span><text:span text:style-name="Default_20_Paragraph_20_Font"><text:span text:style-name="T208">, </text:span></text:span><text:span text:style-name="Default_20_Paragraph_20_Font"><text:span text:style-name="T175">Go</text:span></text:span><text:span text:style-name="Default_20_Paragraph_20_Font"><text:span text:style-name="T211">, </text:span></text:span><text:span text:style-name="Default_20_Paragraph_20_Font"><text:span text:style-name="T173">Verilog</text:span></text:span><text:span text:style-name="Default_20_Paragraph_20_Font"><text:span text:style-name="T208">;</text:span></text:span><text:span text:style-name="Default_20_Paragraph_20_Font"><text:span text:style-name="T279"> </text:span></text:span><text:span text:style-name="Default_20_Paragraph_20_Font"><text:span text:style-name="T208">Experience with </text:span></text:span><text:span text:style-name="Default_20_Paragraph_20_Font"><text:span text:style-name="T176">MATLAB</text:span></text:span></text:p>
          </table:table-cell>
          <table:covered-table-cell/>
          <table:covered-table-cell/>
        </table:table-row>
        <table:table-row>
          <table:table-cell table:style-name="Table1.A5" office:value-type="string">
            <text:p text:style-name="P17"/>
          </table:table-cell>
          <table:table-cell table:style-name="Table1.B9" office:value-type="string">
            <text:p text:style-name="P21">Tools</text:p>
          </table:table-cell>
          <table:table-cell table:style-name="Table1.B9" table:number-columns-spanned="3" office:value-type="string">
            <text:p text:style-name="P23"><text:span text:style-name="Default_20_Paragraph_20_Font"><text:span text:style-name="T12">Strong in </text:span></text:span><text:span text:style-name="Default_20_Paragraph_20_Font"><text:span text:style-name="T177">FreeRTOS</text:span></text:span><text:span text:style-name="Default_20_Paragraph_20_Font"><text:span text:style-name="T212">, </text:span></text:span><text:span text:style-name="Default_20_Paragraph_20_Font"><text:span text:style-name="T178">ROS</text:span></text:span><text:span text:style-name="Default_20_Paragraph_20_Font"><text:span text:style-name="T213">, </text:span></text:span><text:span text:style-name="Default_20_Paragraph_20_Font"><text:span text:style-name="T179">Node</text:span></text:span><text:span text:style-name="Default_20_Paragraph_20_Font"><text:span text:style-name="T214">, </text:span></text:span><text:span text:style-name="Default_20_Paragraph_20_Font"><text:span text:style-name="T170">jQuery</text:span></text:span><text:span text:style-name="Default_20_Paragraph_20_Font"><text:span text:style-name="T12">, </text:span></text:span><text:span text:style-name="Default_20_Paragraph_20_Font"><text:span text:style-name="T170">Bootstra</text:span></text:span><text:span text:style-name="Default_20_Paragraph_20_Font"><text:span text:style-name="T177">p</text:span></text:span><text:span text:style-name="Default_20_Paragraph_20_Font"><text:span text:style-name="T212">,</text:span></text:span><text:span text:style-name="Default_20_Paragraph_20_Font"><text:span text:style-name="T12"> </text:span></text:span><text:span text:style-name="Default_20_Paragraph_20_Font"><text:span text:style-name="T170">Git</text:span></text:span><text:span text:style-name="Default_20_Paragraph_20_Font"><text:span text:style-name="T12">; Proficient in </text:span></text:span><text:span text:style-name="Default_20_Paragraph_20_Font"><text:span text:style-name="T170">React</text:span></text:span><text:span text:style-name="Default_20_Paragraph_20_Font"><text:span text:style-name="T12">, </text:span></text:span><text:span text:style-name="Default_20_Paragraph_20_Font"><text:span text:style-name="T180">OpenCV</text:span></text:span><text:span text:style-name="Default_20_Paragraph_20_Font"><text:span text:style-name="T12">, </text:span></text:span><text:span text:style-name="Default_20_Paragraph_20_Font"><text:span text:style-name="T158">Android</text:span></text:span></text:p>
          </table:table-cell>
          <table:covered-table-cell/>
          <table:covered-table-cell/>
        </table:table-row>
        <table:table-row>
          <table:table-cell table:style-name="Table1.A5" office:value-type="string">
            <text:p text:style-name="P17"/>
          </table:table-cell>
          <table:table-cell table:style-name="Table1.B9" office:value-type="string">
            <text:p text:style-name="P21">Other</text:p>
          </table:table-cell>
          <table:table-cell table:style-name="Table1.B9" table:number-columns-spanned="3" office:value-type="string">
            <text:p text:style-name="P3"><text:span text:style-name="Default_20_Paragraph_20_Font"><text:span text:style-name="T12">CAD (</text:span></text:span><text:span text:style-name="Default_20_Paragraph_20_Font"><text:span text:style-name="T170">Inventor</text:span></text:span><text:span text:style-name="Default_20_Paragraph_20_Font"><text:span text:style-name="T12">, </text:span></text:span><text:span text:style-name="Default_20_Paragraph_20_Font"><text:span text:style-name="T170">OnShape,</text:span></text:span><text:span text:style-name="Default_20_Paragraph_20_Font"><text:span text:style-name="T200"> </text:span></text:span><text:span text:style-name="Default_20_Paragraph_20_Font"><text:span text:style-name="T181">Blender</text:span></text:span><text:span text:style-name="Default_20_Paragraph_20_Font"><text:span text:style-name="T12">), 3D Printing, Laser Cutting, </text:span></text:span><text:span text:style-name="Default_20_Paragraph_20_Font"><text:span text:style-name="T32">Mill</text:span></text:span><text:span text:style-name="Default_20_Paragraph_20_Font"><text:span text:style-name="T12"> &amp; Lathe</text:span></text:span></text:p>
            <text:p text:style-name="P7"><text:span text:style-name="Default_20_Paragraph_20_Font"><text:span text:style-name="T159">Atmel MCUs,</text:span></text:span><text:span text:style-name="Default_20_Paragraph_20_Font"><text:span text:style-name="T231"> </text:span></text:span><text:span text:style-name="Default_20_Paragraph_20_Font"><text:span text:style-name="T160">FPGAs,</text:span></text:span><text:span text:style-name="Default_20_Paragraph_20_Font"><text:span text:style-name="T232"> </text:span></text:span><text:span text:style-name="Default_20_Paragraph_20_Font"><text:span text:style-name="T160">Raspberry Pi,</text:span></text:span><text:span text:style-name="Default_20_Paragraph_20_Font"><text:span text:style-name="T232"> </text:span></text:span><text:span text:style-name="Default_20_Paragraph_20_Font"><text:span text:style-name="T160">Arduino</text:span></text:span><text:span text:style-name="Default_20_Paragraph_20_Font"><text:span text:style-name="T33">, and digital/analog c</text:span></text:span><text:span text:style-name="Default_20_Paragraph_20_Font"><text:span text:style-name="T40">ircuits</text:span></text:span></text:p>
            <text:p text:style-name="P3"><text:span text:style-name="Default_20_Paragraph_20_Font"><text:span text:style-name="T31">G</text:span></text:span><text:span text:style-name="Default_20_Paragraph_20_Font"><text:span text:style-name="T12">raphic </text:span></text:span><text:span text:style-name="Default_20_Paragraph_20_Font"><text:span text:style-name="T34">d</text:span></text:span><text:span text:style-name="Default_20_Paragraph_20_Font"><text:span text:style-name="T12">esign (</text:span></text:span><text:span text:style-name="Default_20_Paragraph_20_Font"><text:span text:style-name="T170">Premier</text:span></text:span><text:span text:style-name="Default_20_Paragraph_20_Font"><text:span text:style-name="T12">, </text:span></text:span><text:span text:style-name="Default_20_Paragraph_20_Font"><text:span text:style-name="T161">Blender,</text:span></text:span><text:span text:style-name="Default_20_Paragraph_20_Font"><text:span text:style-name="T233"> </text:span></text:span><text:span text:style-name="Default_20_Paragraph_20_Font"><text:span text:style-name="T170">GIMP</text:span></text:span><text:span text:style-name="Default_20_Paragraph_20_Font"><text:span text:style-name="T12">, </text:span></text:span><text:span text:style-name="Default_20_Paragraph_20_Font"><text:span text:style-name="T170">Photoshop,</text:span></text:span><text:span text:style-name="Default_20_Paragraph_20_Font"><text:span text:style-name="T200"> </text:span></text:span><text:span text:style-name="Default_20_Paragraph_20_Font"><text:span text:style-name="T182">Inkscape</text:span></text:span><text:span text:style-name="Default_20_Paragraph_20_Font"><text:span text:style-name="T200">)</text:span></text:span></text:p>
            <text:p text:style-name="P3"><text:span text:style-name="T35">A</text:span><text:span text:style-name="T12">mateur radio operator </text:span><text:span text:style-name="T36">(</text:span><text:span text:style-name="T37">callsign </text:span><text:span text:style-name="T36">KC1ICW)</text:span><text:span text:style-name="T12">, </text:span><text:span text:style-name="T33">s</text:span><text:span text:style-name="Default_20_Paragraph_20_Font"><text:span text:style-name="T12">tudent </text:span></text:span><text:span text:style-name="Default_20_Paragraph_20_Font"><text:span text:style-name="T33">p</text:span></text:span><text:span text:style-name="Default_20_Paragraph_20_Font"><text:span text:style-name="T12">ilot (</text:span></text:span><text:span text:style-name="Default_20_Paragraph_20_Font"><text:span text:style-name="T38">5</text:span></text:span><text:span text:style-name="Default_20_Paragraph_20_Font"><text:span text:style-name="T39">1 flight hours</text:span></text:span><text:span text:style-name="Default_20_Paragraph_20_Font"><text:span text:style-name="T12">),</text:span></text:span><text:span text:style-name="Default_20_Paragraph_20_Font"><text:span text:style-name="T33"> and FIRST </text:span></text:span><text:span text:style-name="Default_20_Paragraph_20_Font"><text:span text:style-name="T36">Robotics</text:span></text:span><text:span text:style-name="Default_20_Paragraph_20_Font"><text:span text:style-name="T33"> (FRC) alum</text:span></text:span></text:p>
          </table:table-cell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ListLabel_20_37" style:display-name="ListLabel 37" style:family="text">
      <style:text-properties style:font-name-complex="Courier New" style:font-family-complex="'Courier New'" style:font-family-generic-complex="modern" style:font-pitch-complex="fixed"/>
    </style:style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>
      <style:text-properties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OpenSymbol" fo:font-family="OpenSymbol" style:font-family-generic="system" style:font-pitch="variable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2" style:display-name="WW_CharLFO1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5" style:display-name="WW_CharLFO1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8" style:display-name="WW_CharLFO1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WW_5f_CharLFO10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WW_5f_CharLFO11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WW_5f_CharLFO12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WW_5f_CharLFO13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WW_5f_CharLFO14LVL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598in" fo:margin-bottom="0.2201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1.2$Linux_X86_64 LibreOffice_project/522b3d05dbc14df140b4b4e8cb5fa288e6bf2465</meta:generator>
    <dc:title/>
    <meta:initial-creator>Mckenna Cisler</meta:initial-creator>
    <meta:creation-date>2016-11-08T17:51:00Z</meta:creation-date>
    <dc:date>2019-09-13T15:51:06.954030436</dc:date>
    <meta:print-date>2017-06-25T16:39:00Z</meta:print-date>
    <meta:editing-cycles>1494</meta:editing-cycles>
    <meta:editing-duration>PT20H32M18S</meta:editing-duration>
    <meta:document-statistic meta:table-count="1" meta:image-count="0" meta:object-count="0" meta:page-count="1" meta:paragraph-count="51" meta:word-count="622" meta:character-count="4497" meta:non-whitespace-character-count="38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